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1cm"/>
    </style:style>
    <style:style style:name="co2" style:family="table-column">
      <style:table-column-properties fo:break-before="auto" style:column-width="8.384cm"/>
    </style:style>
    <style:style style:name="co3" style:family="table-column">
      <style:table-column-properties fo:break-before="auto" style:column-width="3.918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3.392cm"/>
    </style:style>
    <style:style style:name="co6" style:family="table-column">
      <style:table-column-properties fo:break-before="auto" style:column-width="3.717cm"/>
    </style:style>
    <style:style style:name="co7" style:family="table-column">
      <style:table-column-properties fo:break-before="auto" style:column-width="3.792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2.044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2.819cm"/>
    </style:style>
    <style:style style:name="co12" style:family="table-column">
      <style:table-column-properties fo:break-before="auto" style:column-width="1.995cm"/>
    </style:style>
    <style:style style:name="co13" style:family="table-column">
      <style:table-column-properties fo:break-before="auto" style:column-width="2.245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344cm"/>
    </style:style>
    <style:style style:name="co16" style:family="table-column">
      <style:table-column-properties fo:break-before="auto" style:column-width="2.27cm"/>
    </style:style>
    <style:style style:name="co17" style:family="table-column">
      <style:table-column-properties fo:break-before="auto" style:column-width="2.868cm"/>
    </style:style>
    <style:style style:name="co18" style:family="table-column">
      <style:table-column-properties fo:break-before="auto" style:column-width="1.17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45cm" fo:break-before="auto" style:use-optimal-row-height="false"/>
    </style:style>
    <style:style style:name="ro4" style:family="table-row">
      <style:table-row-properties style:row-height="0.6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a_genes_antioxidan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a comparación es Genisteína vs control. Los genes con FC &gt; 0 están sobreexpresados en células tratadas con genísteina, y viceversa para genes con FC &lt; 0</text:p>
          </table:table-cell>
          <table:table-cell/>
          <table:table-cell table:style-name="ce2" table:number-columns-repeated="3"/>
          <table:table-cell/>
          <table:table-cell table:style-name="ce2"/>
          <table:table-cell table:number-columns-repeated="16"/>
        </table:table-row>
        <table:table-row table:style-name="ro1">
          <table:table-cell table:style-name="ce1" office:value-type="string" calcext:value-type="string">
            <text:p>Se marcan en verde los p-valores (no ajustado) menores o similares a 0.05</text:p>
          </table:table-cell>
          <table:table-cell/>
          <table:table-cell table:style-name="ce2" table:number-columns-repeated="3"/>
          <table:table-cell/>
          <table:table-cell table:style-name="ce2"/>
          <table:table-cell table:number-columns-repeated="16"/>
        </table:table-row>
        <table:table-row table:style-name="ro1">
          <table:table-cell table:style-name="ce1" office:value-type="string" calcext:value-type="string">
            <text:p>Se marcan en verde los genes sobreexpresados en las células tratadas con genisteína;; y en rojo los genes infraexpresados en células tratadas con genisteína</text:p>
          </table:table-cell>
          <table:table-cell/>
          <table:table-cell table:style-name="ce2" table:number-columns-repeated="3"/>
          <table:table-cell/>
          <table:table-cell table:style-name="ce2"/>
          <table:table-cell table:number-columns-repeated="16"/>
        </table:table-row>
        <table:table-row table:style-name="ro1">
          <table:table-cell table:style-name="ce1"/>
          <table:table-cell/>
          <table:table-cell table:style-name="ce2" table:number-columns-repeated="3"/>
          <table:table-cell/>
          <table:table-cell table:style-name="ce2"/>
          <table:table-cell table:number-columns-repeated="16"/>
        </table:table-row>
        <table:table-row table:style-name="ro2"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16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GENENAME</text:p>
          </table:table-cell>
          <table:table-cell table:style-name="ce2" office:value-type="string" calcext:value-type="string">
            <text:p>logFC</text:p>
          </table:table-cell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AveExpr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P.Value</text:p>
          </table:table-cell>
          <table:table-cell office:value-type="string" calcext:value-type="string">
            <text:p>adj.P.V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TREZID</text:p>
          </table:table-cell>
          <table:table-cell office:value-type="string" calcext:value-type="string">
            <text:p>ENSEMBL</text:p>
          </table:table-cell>
          <table:table-cell office:value-type="string" calcext:value-type="string">
            <text:p>REFSEQ</text:p>
          </table:table-cell>
          <table:table-cell office:value-type="string" calcext:value-type="string">
            <text:p>ACCNUM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GENETYP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ALL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ONTOLOGYALL</text:p>
          </table:table-cell>
          <table:table-cell office:value-type="string" calcext:value-type="string">
            <text:p>PAT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7</text:p>
          </table:table-cell>
          <table:table-cell office:value-type="string" calcext:value-type="string">
            <text:p>glutathione peroxidase 7</text:p>
          </table:table-cell>
          <table:table-cell table:style-name="ce3" office:value-type="float" office:value="0.517459462812559" calcext:value-type="float">
            <text:p>0,517459462812559</text:p>
          </table:table-cell>
          <table:table-cell table:style-name="ce3" office:value-type="float" office:value="1.43143232335261" calcext:value-type="float">
            <text:p>1,43143232335261</text:p>
          </table:table-cell>
          <table:table-cell office:value-type="float" office:value="2.5920516050854" calcext:value-type="float">
            <text:p>2,5920516050854</text:p>
          </table:table-cell>
          <table:table-cell office:value-type="float" office:value="2.59383461426533" calcext:value-type="float">
            <text:p>2,59383461426533</text:p>
          </table:table-cell>
          <table:table-cell table:style-name="ce3" office:value-type="float" office:value="0.0223881283148884" calcext:value-type="float">
            <text:p>0,0223881283148884</text:p>
          </table:table-cell>
          <table:table-cell office:value-type="float" office:value="0.634647665769047" calcext:value-type="float">
            <text:p>0,634647665769047</text:p>
          </table:table-cell>
          <table:table-cell office:value-type="float" office:value="-3.33619950094269" calcext:value-type="float">
            <text:p>-3,33619950094269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ENSG00000116157</text:p>
          </table:table-cell>
          <table:table-cell office:value-type="string" calcext:value-type="string">
            <text:p>NM_015696</text:p>
          </table:table-cell>
          <table:table-cell office:value-type="string" calcext:value-type="string">
            <text:p>AAC72961</text:p>
          </table:table-cell>
          <table:table-cell office:value-type="string" calcext:value-type="string">
            <text:p>CL683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096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DX1</text:p>
          </table:table-cell>
          <table:table-cell office:value-type="string" calcext:value-type="string">
            <text:p>peroxiredoxin 1</text:p>
          </table:table-cell>
          <table:table-cell table:style-name="ce3" office:value-type="float" office:value="0.457952184092835" calcext:value-type="float">
            <text:p>0,457952184092835</text:p>
          </table:table-cell>
          <table:table-cell table:style-name="ce3" office:value-type="float" office:value="1.37359070712482" calcext:value-type="float">
            <text:p>1,37359070712482</text:p>
          </table:table-cell>
          <table:table-cell office:value-type="float" office:value="3.19027712400366" calcext:value-type="float">
            <text:p>3,19027712400366</text:p>
          </table:table-cell>
          <table:table-cell office:value-type="float" office:value="2.18288950529284" calcext:value-type="float">
            <text:p>2,18288950529284</text:p>
          </table:table-cell>
          <table:table-cell table:style-name="ce3" office:value-type="float" office:value="0.0481477246036596" calcext:value-type="float">
            <text:p>0,0481477246036596</text:p>
          </table:table-cell>
          <table:table-cell office:value-type="float" office:value="0.638192764030311" calcext:value-type="float">
            <text:p>0,638192764030311</text:p>
          </table:table-cell>
          <table:table-cell office:value-type="float" office:value="-3.76413079285325" calcext:value-type="float">
            <text:p>-3,76413079285325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ENSG00000117450</text:p>
          </table:table-cell>
          <table:table-cell office:value-type="string" calcext:value-type="string">
            <text:p>NM_001202431</text:p>
          </table:table-cell>
          <table:table-cell office:value-type="string" calcext:value-type="string">
            <text:p>AAA50464</text:p>
          </table:table-cell>
          <table:table-cell office:value-type="string" calcext:value-type="string">
            <text:p>MSP23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501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46" calcext:value-type="float">
            <text:p>4146</text:p>
          </table:table-cell>
          <table:table-cell table:number-columns-repeated="2"/>
          <table:table-cell table:style-name="ce5"/>
        </table:table-row>
        <table:table-row table:style-name="ro3">
          <table:table-cell office:value-type="string" calcext:value-type="string">
            <text:p>S100A9</text:p>
          </table:table-cell>
          <table:table-cell office:value-type="string" calcext:value-type="string">
            <text:p>S100 calcium binding protein A9</text:p>
          </table:table-cell>
          <table:table-cell table:style-name="ce3" office:value-type="float" office:value="0.451309719024877" calcext:value-type="float">
            <text:p>0,451309719024877</text:p>
          </table:table-cell>
          <table:table-cell table:style-name="ce3" office:value-type="float" office:value="1.36728094949874" calcext:value-type="float">
            <text:p>1,36728094949874</text:p>
          </table:table-cell>
          <table:table-cell office:value-type="float" office:value="4.36034145486274" calcext:value-type="float">
            <text:p>4,36034145486274</text:p>
          </table:table-cell>
          <table:table-cell office:value-type="float" office:value="2.43790164234026" calcext:value-type="float">
            <text:p>2,43790164234026</text:p>
          </table:table-cell>
          <table:table-cell table:style-name="ce3" office:value-type="float" office:value="0.030024729970812" calcext:value-type="float">
            <text:p>0,030024729970812</text:p>
          </table:table-cell>
          <table:table-cell office:value-type="float" office:value="0.634647665769047" calcext:value-type="float">
            <text:p>0,634647665769047</text:p>
          </table:table-cell>
          <table:table-cell office:value-type="float" office:value="-3.49964957931231" calcext:value-type="float">
            <text:p>-3,49964957931231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ENSG00000163220</text:p>
          </table:table-cell>
          <table:table-cell office:value-type="string" calcext:value-type="string">
            <text:p>NM_002965</text:p>
          </table:table-cell>
          <table:table-cell office:value-type="string" calcext:value-type="string">
            <text:p>AAA36326</text:p>
          </table:table-cell>
          <table:table-cell office:value-type="string" calcext:value-type="string">
            <text:p>60B8AG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816</text:p>
          </table:table-cell>
          <table:table-cell office:value-type="string" calcext:value-type="string">
            <text:p>GO:0001558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5"/>
        </table:table-row>
        <table:table-row table:style-name="ro4">
          <table:table-cell office:value-type="string" calcext:value-type="string">
            <text:p>MGST3</text:p>
          </table:table-cell>
          <table:table-cell office:value-type="string" calcext:value-type="string">
            <text:p>microsomal glutathione S-transferase 3</text:p>
          </table:table-cell>
          <table:table-cell table:style-name="ce3" office:value-type="float" office:value="0.427098605776635" calcext:value-type="float">
            <text:p>0,427098605776635</text:p>
          </table:table-cell>
          <table:table-cell table:style-name="ce3" office:value-type="float" office:value="1.34452688716086" calcext:value-type="float">
            <text:p>1,34452688716086</text:p>
          </table:table-cell>
          <table:table-cell office:value-type="float" office:value="3.62217492661829" calcext:value-type="float">
            <text:p>3,62217492661829</text:p>
          </table:table-cell>
          <table:table-cell office:value-type="float" office:value="2.40562603371721" calcext:value-type="float">
            <text:p>2,40562603371721</text:p>
          </table:table-cell>
          <table:table-cell table:style-name="ce3" office:value-type="float" office:value="0.0318926751218314" calcext:value-type="float">
            <text:p>0,0318926751218314</text:p>
          </table:table-cell>
          <table:table-cell office:value-type="float" office:value="0.634647665769047" calcext:value-type="float">
            <text:p>0,634647665769047</text:p>
          </table:table-cell>
          <table:table-cell office:value-type="float" office:value="-3.53337485953407" calcext:value-type="float">
            <text:p>-3,53337485953407</text:p>
          </table:table-cell>
          <table:table-cell office:value-type="float" office:value="4259" calcext:value-type="float">
            <text:p>4259</text:p>
          </table:table-cell>
          <table:table-cell office:value-type="string" calcext:value-type="string">
            <text:p>ENSG00000143198</text:p>
          </table:table-cell>
          <table:table-cell office:value-type="string" calcext:value-type="string">
            <text:p>NM_004528</text:p>
          </table:table-cell>
          <table:table-cell office:value-type="string" calcext:value-type="string">
            <text:p>AAB82609</text:p>
          </table:table-cell>
          <table:table-cell office:value-type="string" calcext:value-type="string">
            <text:p>GST-III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464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PTGS2</text:p>
          </table:table-cell>
          <table:table-cell office:value-type="string" calcext:value-type="string">
            <text:p>prostaglandin-endoperoxide synthase 2</text:p>
          </table:table-cell>
          <table:table-cell table:style-name="ce3" office:value-type="float" office:value="0.424415071624924" calcext:value-type="float">
            <text:p>0,424415071624924</text:p>
          </table:table-cell>
          <table:table-cell table:style-name="ce3" office:value-type="float" office:value="1.3420282785656" calcext:value-type="float">
            <text:p>1,3420282785656</text:p>
          </table:table-cell>
          <table:table-cell office:value-type="float" office:value="4.14557835327265" calcext:value-type="float">
            <text:p>4,14557835327265</text:p>
          </table:table-cell>
          <table:table-cell office:value-type="float" office:value="2.05568725150408" calcext:value-type="float">
            <text:p>2,05568725150408</text:p>
          </table:table-cell>
          <table:table-cell table:style-name="ce3" office:value-type="float" office:value="0.0606521140834534" calcext:value-type="float">
            <text:p>0,0606521140834534</text:p>
          </table:table-cell>
          <table:table-cell office:value-type="float" office:value="0.641667132976862" calcext:value-type="float">
            <text:p>0,641667132976862</text:p>
          </table:table-cell>
          <table:table-cell office:value-type="float" office:value="-3.89356932826028" calcext:value-type="float">
            <text:p>-3,89356932826028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ENSG00000073756</text:p>
          </table:table-cell>
          <table:table-cell office:value-type="string" calcext:value-type="string">
            <text:p>NM_000963</text:p>
          </table:table-cell>
          <table:table-cell office:value-type="string" calcext:value-type="string">
            <text:p>AAA35803</text:p>
          </table:table-cell>
          <table:table-cell office:value-type="string" calcext:value-type="string">
            <text:p>COX-2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1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BP1</text:p>
          </table:table-cell>
          <table:table-cell office:value-type="string" calcext:value-type="string">
            <text:p>fatty acid binding protein 1</text:p>
          </table:table-cell>
          <table:table-cell table:style-name="ce3" office:value-type="float" office:value="0.296313909626978" calcext:value-type="float">
            <text:p>0,296313909626978</text:p>
          </table:table-cell>
          <table:table-cell table:style-name="ce3" office:value-type="float" office:value="1.22800285055195" calcext:value-type="float">
            <text:p>1,22800285055195</text:p>
          </table:table-cell>
          <table:table-cell office:value-type="float" office:value="2.38245060946356" calcext:value-type="float">
            <text:p>2,38245060946356</text:p>
          </table:table-cell>
          <table:table-cell office:value-type="float" office:value="1.74078841404518" calcext:value-type="float">
            <text:p>1,74078841404518</text:p>
          </table:table-cell>
          <table:table-cell office:value-type="float" office:value="0.105517484087005" calcext:value-type="float">
            <text:p>0,105517484087005</text:p>
          </table:table-cell>
          <table:table-cell office:value-type="float" office:value="0.673293812498896" calcext:value-type="float">
            <text:p>0,673293812498896</text:p>
          </table:table-cell>
          <table:table-cell office:value-type="float" office:value="-4.2019556184334" calcext:value-type="float">
            <text:p>-4,2019556184334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ENSG00000163586</text:p>
          </table:table-cell>
          <table:table-cell office:value-type="string" calcext:value-type="string">
            <text:p>NM_001443</text:p>
          </table:table-cell>
          <table:table-cell office:value-type="string" calcext:value-type="string">
            <text:p>AA345359</text:p>
          </table:table-cell>
          <table:table-cell office:value-type="string" calcext:value-type="string">
            <text:p>FABPL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3682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320" calcext:value-type="float">
            <text:p>33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D3</text:p>
          </table:table-cell>
          <table:table-cell office:value-type="string" calcext:value-type="string">
            <text:p>dopamine receptor D3</text:p>
          </table:table-cell>
          <table:table-cell table:style-name="ce3" office:value-type="float" office:value="0.270193156263554" calcext:value-type="float">
            <text:p>0,270193156263554</text:p>
          </table:table-cell>
          <table:table-cell table:style-name="ce3" office:value-type="float" office:value="1.20596927894711" calcext:value-type="float">
            <text:p>1,20596927894711</text:p>
          </table:table-cell>
          <table:table-cell office:value-type="float" office:value="1.96726440331989" calcext:value-type="float">
            <text:p>1,96726440331989</text:p>
          </table:table-cell>
          <table:table-cell office:value-type="float" office:value="1.50246579302365" calcext:value-type="float">
            <text:p>1,50246579302365</text:p>
          </table:table-cell>
          <table:table-cell office:value-type="float" office:value="0.157072167400142" calcext:value-type="float">
            <text:p>0,157072167400142</text:p>
          </table:table-cell>
          <table:table-cell office:value-type="float" office:value="0.711460518225404" calcext:value-type="float">
            <text:p>0,711460518225404</text:p>
          </table:table-cell>
          <table:table-cell office:value-type="float" office:value="-4.41889587802694" calcext:value-type="float">
            <text:p>-4,41889587802694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ENSG00000151577</text:p>
          </table:table-cell>
          <table:table-cell office:value-type="string" calcext:value-type="string">
            <text:p>NM_000796</text:p>
          </table:table-cell>
          <table:table-cell office:value-type="string" calcext:value-type="string">
            <text:p>AAA03543</text:p>
          </table:table-cell>
          <table:table-cell office:value-type="string" calcext:value-type="string">
            <text:p>D3DR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12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080" calcext:value-type="float">
            <text:p>4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NF</text:p>
          </table:table-cell>
          <table:table-cell office:value-type="string" calcext:value-type="string">
            <text:p>tumor necrosis factor</text:p>
          </table:table-cell>
          <table:table-cell table:style-name="ce3" office:value-type="float" office:value="0.259300810291916" calcext:value-type="float">
            <text:p>0,259300810291916</text:p>
          </table:table-cell>
          <table:table-cell table:style-name="ce3" office:value-type="float" office:value="1.19689849750073" calcext:value-type="float">
            <text:p>1,19689849750073</text:p>
          </table:table-cell>
          <table:table-cell office:value-type="float" office:value="1.90236984710723" calcext:value-type="float">
            <text:p>1,90236984710723</text:p>
          </table:table-cell>
          <table:table-cell office:value-type="float" office:value="1.17534263365948" calcext:value-type="float">
            <text:p>1,17534263365948</text:p>
          </table:table-cell>
          <table:table-cell office:value-type="float" office:value="0.261109801133921" calcext:value-type="float">
            <text:p>0,261109801133921</text:p>
          </table:table-cell>
          <table:table-cell office:value-type="float" office:value="0.768812026990315" calcext:value-type="float">
            <text:p>0,768812026990315</text:p>
          </table:table-cell>
          <table:table-cell office:value-type="float" office:value="-4.68380244221551" calcext:value-type="float">
            <text:p>-4,68380244221551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ENSG00000232810</text:p>
          </table:table-cell>
          <table:table-cell office:value-type="string" calcext:value-type="string">
            <text:p>NM_000594</text:p>
          </table:table-cell>
          <table:table-cell office:value-type="string" calcext:value-type="string">
            <text:p>AAA36758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12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010" calcext:value-type="float">
            <text:p>4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LO</text:p>
          </table:table-cell>
          <table:table-cell office:value-type="string" calcext:value-type="string">
            <text:p>pelota mRNA surveillance and ribosome rescue factor</text:p>
          </table:table-cell>
          <table:table-cell table:style-name="ce3" office:value-type="float" office:value="0.255474063358742" calcext:value-type="float">
            <text:p>0,255474063358742</text:p>
          </table:table-cell>
          <table:table-cell table:style-name="ce3" office:value-type="float" office:value="1.19372793243463" calcext:value-type="float">
            <text:p>1,19372793243463</text:p>
          </table:table-cell>
          <table:table-cell office:value-type="float" office:value="2.63849661902299" calcext:value-type="float">
            <text:p>2,63849661902299</text:p>
          </table:table-cell>
          <table:table-cell office:value-type="float" office:value="1.30566519797183" calcext:value-type="float">
            <text:p>1,30566519797183</text:p>
          </table:table-cell>
          <table:table-cell office:value-type="float" office:value="0.214487496913974" calcext:value-type="float">
            <text:p>0,214487496913974</text:p>
          </table:table-cell>
          <table:table-cell office:value-type="float" office:value="0.743394605815545" calcext:value-type="float">
            <text:p>0,743394605815545</text:p>
          </table:table-cell>
          <table:table-cell office:value-type="float" office:value="-4.58351060445728" calcext:value-type="float">
            <text:p>-4,58351060445728</text:p>
          </table:table-cell>
          <table:table-cell office:value-type="float" office:value="53918" calcext:value-type="float">
            <text:p>53918</text:p>
          </table:table-cell>
          <table:table-cell office:value-type="string" calcext:value-type="string">
            <text:p>ENSG00000152684</text:p>
          </table:table-cell>
          <table:table-cell office:value-type="string" calcext:value-type="string">
            <text:p>NM_015946</text:p>
          </table:table-cell>
          <table:table-cell office:value-type="string" calcext:value-type="string">
            <text:p>AAD27726</text:p>
          </table:table-cell>
          <table:table-cell office:value-type="string" calcext:value-type="string">
            <text:p>CGI-17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833</text:p>
          </table:table-cell>
          <table:table-cell office:value-type="string" calcext:value-type="string">
            <text:p>GO:000095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015" calcext:value-type="float">
            <text:p>30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B</text:p>
          </table:table-cell>
          <table:table-cell office:value-type="string" calcext:value-type="string">
            <text:p>albumin</text:p>
          </table:table-cell>
          <table:table-cell table:style-name="ce3" office:value-type="float" office:value="0.235791853274703" calcext:value-type="float">
            <text:p>0,235791853274703</text:p>
          </table:table-cell>
          <table:table-cell table:style-name="ce3" office:value-type="float" office:value="1.17755288434683" calcext:value-type="float">
            <text:p>1,17755288434683</text:p>
          </table:table-cell>
          <table:table-cell office:value-type="float" office:value="1.455258879134" calcext:value-type="float">
            <text:p>1,455258879134</text:p>
          </table:table-cell>
          <table:table-cell office:value-type="float" office:value="1.42680399782009" calcext:value-type="float">
            <text:p>1,42680399782009</text:p>
          </table:table-cell>
          <table:table-cell office:value-type="float" office:value="0.177405845988674" calcext:value-type="float">
            <text:p>0,177405845988674</text:p>
          </table:table-cell>
          <table:table-cell office:value-type="float" office:value="0.723383513942104" calcext:value-type="float">
            <text:p>0,723383513942104</text:p>
          </table:table-cell>
          <table:table-cell office:value-type="float" office:value="-4.48391548148994" calcext:value-type="float">
            <text:p>-4,4839154814899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NSG00000163631</text:p>
          </table:table-cell>
          <table:table-cell office:value-type="string" calcext:value-type="string">
            <text:p>NM_000477</text:p>
          </table:table-cell>
          <table:table-cell office:value-type="string" calcext:value-type="string">
            <text:p>A06977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895</text:p>
          </table:table-cell>
          <table:table-cell office:value-type="string" calcext:value-type="string">
            <text:p>GO:000189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D3</text:p>
          </table:table-cell>
          <table:table-cell office:value-type="string" calcext:value-type="string">
            <text:p>superoxide dismutase 3</text:p>
          </table:table-cell>
          <table:table-cell table:style-name="ce3" office:value-type="float" office:value="0.2298615223136" calcext:value-type="float">
            <text:p>0,2298615223136</text:p>
          </table:table-cell>
          <table:table-cell table:style-name="ce3" office:value-type="float" office:value="1.17272237958176" calcext:value-type="float">
            <text:p>1,17272237958176</text:p>
          </table:table-cell>
          <table:table-cell office:value-type="float" office:value="4.92150435045544" calcext:value-type="float">
            <text:p>4,92150435045544</text:p>
          </table:table-cell>
          <table:table-cell office:value-type="float" office:value="1.32814090982453" calcext:value-type="float">
            <text:p>1,32814090982453</text:p>
          </table:table-cell>
          <table:table-cell office:value-type="float" office:value="0.207167322930845" calcext:value-type="float">
            <text:p>0,207167322930845</text:p>
          </table:table-cell>
          <table:table-cell office:value-type="float" office:value="0.739173693209118" calcext:value-type="float">
            <text:p>0,739173693209118</text:p>
          </table:table-cell>
          <table:table-cell office:value-type="float" office:value="-4.56547496091571" calcext:value-type="float">
            <text:p>-4,56547496091571</text:p>
          </table:table-cell>
          <table:table-cell office:value-type="float" office:value="6649" calcext:value-type="float">
            <text:p>6649</text:p>
          </table:table-cell>
          <table:table-cell office:value-type="string" calcext:value-type="string">
            <text:p>ENSG00000109610</text:p>
          </table:table-cell>
          <table:table-cell office:value-type="string" calcext:value-type="string">
            <text:p>NM_003102</text:p>
          </table:table-cell>
          <table:table-cell office:value-type="string" calcext:value-type="string">
            <text:p>AAA62278</text:p>
          </table:table-cell>
          <table:table-cell office:value-type="string" calcext:value-type="string">
            <text:p>EC-SOD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666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3</text:p>
          </table:table-cell>
          <table:table-cell office:value-type="string" calcext:value-type="string">
            <text:p>glutathione peroxidase 3</text:p>
          </table:table-cell>
          <table:table-cell table:style-name="ce3" office:value-type="float" office:value="0.228344200185296" calcext:value-type="float">
            <text:p>0,228344200185296</text:p>
          </table:table-cell>
          <table:table-cell table:style-name="ce3" office:value-type="float" office:value="1.17148964350539" calcext:value-type="float">
            <text:p>1,17148964350539</text:p>
          </table:table-cell>
          <table:table-cell office:value-type="float" office:value="2.62342167204843" calcext:value-type="float">
            <text:p>2,62342167204843</text:p>
          </table:table-cell>
          <table:table-cell office:value-type="float" office:value="1.27255814536315" calcext:value-type="float">
            <text:p>1,27255814536315</text:p>
          </table:table-cell>
          <table:table-cell office:value-type="float" office:value="0.225648690111832" calcext:value-type="float">
            <text:p>0,225648690111832</text:p>
          </table:table-cell>
          <table:table-cell office:value-type="float" office:value="0.750170784242252" calcext:value-type="float">
            <text:p>0,750170784242252</text:p>
          </table:table-cell>
          <table:table-cell office:value-type="float" office:value="-4.60969230855672" calcext:value-type="float">
            <text:p>-4,60969230855672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ENSG00000211445</text:p>
          </table:table-cell>
          <table:table-cell office:value-type="string" calcext:value-type="string">
            <text:p>NM_001329790</text:p>
          </table:table-cell>
          <table:table-cell office:value-type="string" calcext:value-type="string">
            <text:p>AAF43005</text:p>
          </table:table-cell>
          <table:table-cell office:value-type="string" calcext:value-type="string">
            <text:p>GPx-P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K1</text:p>
          </table:table-cell>
          <table:table-cell office:value-type="string" calcext:value-type="string">
            <text:p>glutathione S-transferase kappa 1</text:p>
          </table:table-cell>
          <table:table-cell table:style-name="ce3" office:value-type="float" office:value="0.225406680407499" calcext:value-type="float">
            <text:p>0,225406680407499</text:p>
          </table:table-cell>
          <table:table-cell table:style-name="ce3" office:value-type="float" office:value="1.16910676089352" calcext:value-type="float">
            <text:p>1,16910676089352</text:p>
          </table:table-cell>
          <table:table-cell office:value-type="float" office:value="2.89723095389029" calcext:value-type="float">
            <text:p>2,89723095389029</text:p>
          </table:table-cell>
          <table:table-cell office:value-type="float" office:value="1.01682924994803" calcext:value-type="float">
            <text:p>1,01682924994803</text:p>
          </table:table-cell>
          <table:table-cell office:value-type="float" office:value="0.327939614743403" calcext:value-type="float">
            <text:p>0,327939614743403</text:p>
          </table:table-cell>
          <table:table-cell office:value-type="float" office:value="0.801446875815679" calcext:value-type="float">
            <text:p>0,801446875815679</text:p>
          </table:table-cell>
          <table:table-cell office:value-type="float" office:value="-4.79507199195218" calcext:value-type="float">
            <text:p>-4,79507199195218</text:p>
          </table:table-cell>
          <table:table-cell office:value-type="float" office:value="373156" calcext:value-type="float">
            <text:p>373156</text:p>
          </table:table-cell>
          <table:table-cell office:value-type="string" calcext:value-type="string">
            <text:p>ENSG00000197448</text:p>
          </table:table-cell>
          <table:table-cell office:value-type="string" calcext:value-type="string">
            <text:p>NM_001143679</text:p>
          </table:table-cell>
          <table:table-cell office:value-type="string" calcext:value-type="string">
            <text:p>AAD20963</text:p>
          </table:table-cell>
          <table:table-cell office:value-type="string" calcext:value-type="string">
            <text:p>GST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O2</text:p>
          </table:table-cell>
          <table:table-cell office:value-type="string" calcext:value-type="string">
            <text:p>glutathione S-transferase omega 2</text:p>
          </table:table-cell>
          <table:table-cell table:style-name="ce3" office:value-type="float" office:value="0.217177379473299" calcext:value-type="float">
            <text:p>0,217177379473299</text:p>
          </table:table-cell>
          <table:table-cell table:style-name="ce3" office:value-type="float" office:value="1.16245702291827" calcext:value-type="float">
            <text:p>1,16245702291827</text:p>
          </table:table-cell>
          <table:table-cell office:value-type="float" office:value="2.45520666609505" calcext:value-type="float">
            <text:p>2,45520666609505</text:p>
          </table:table-cell>
          <table:table-cell office:value-type="float" office:value="0.631008404993026" calcext:value-type="float">
            <text:p>0,631008404993026</text:p>
          </table:table-cell>
          <table:table-cell office:value-type="float" office:value="0.539062239943065" calcext:value-type="float">
            <text:p>0,539062239943065</text:p>
          </table:table-cell>
          <table:table-cell office:value-type="float" office:value="0.88586808510033" calcext:value-type="float">
            <text:p>0,88586808510033</text:p>
          </table:table-cell>
          <table:table-cell office:value-type="float" office:value="-5.00865504933878" calcext:value-type="float">
            <text:p>-5,00865504933878</text:p>
          </table:table-cell>
          <table:table-cell office:value-type="float" office:value="119391" calcext:value-type="float">
            <text:p>119391</text:p>
          </table:table-cell>
          <table:table-cell office:value-type="string" calcext:value-type="string">
            <text:p>ENSG00000065621</text:p>
          </table:table-cell>
          <table:table-cell office:value-type="string" calcext:value-type="string">
            <text:p>NM_001191013</text:p>
          </table:table-cell>
          <table:table-cell office:value-type="string" calcext:value-type="string">
            <text:p>AAH56918</text:p>
          </table:table-cell>
          <table:table-cell office:value-type="string" calcext:value-type="string">
            <text:p>GSTO 2-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NCA</text:p>
          </table:table-cell>
          <table:table-cell office:value-type="string" calcext:value-type="string">
            <text:p>synuclein alpha</text:p>
          </table:table-cell>
          <table:table-cell table:style-name="ce3" office:value-type="float" office:value="0.213096250663731" calcext:value-type="float">
            <text:p>0,213096250663731</text:p>
          </table:table-cell>
          <table:table-cell table:style-name="ce3" office:value-type="float" office:value="1.15917328458611" calcext:value-type="float">
            <text:p>1,15917328458611</text:p>
          </table:table-cell>
          <table:table-cell office:value-type="float" office:value="3.93910405711844" calcext:value-type="float">
            <text:p>3,93910405711844</text:p>
          </table:table-cell>
          <table:table-cell office:value-type="float" office:value="1.35690912051969" calcext:value-type="float">
            <text:p>1,35690912051969</text:p>
          </table:table-cell>
          <table:table-cell office:value-type="float" office:value="0.198095268460815" calcext:value-type="float">
            <text:p>0,198095268460815</text:p>
          </table:table-cell>
          <table:table-cell office:value-type="float" office:value="0.733915031883957" calcext:value-type="float">
            <text:p>0,733915031883957</text:p>
          </table:table-cell>
          <table:table-cell office:value-type="float" office:value="-4.5420890827832" calcext:value-type="float">
            <text:p>-4,5420890827832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ENSG00000145335</text:p>
          </table:table-cell>
          <table:table-cell office:value-type="string" calcext:value-type="string">
            <text:p>NM_000345</text:p>
          </table:table-cell>
          <table:table-cell office:value-type="string" calcext:value-type="string">
            <text:p>AAA16117</text:p>
          </table:table-cell>
          <table:table-cell office:value-type="string" calcext:value-type="string">
            <text:p>NACP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12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010" calcext:value-type="float">
            <text:p>5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SN1</text:p>
          </table:table-cell>
          <table:table-cell office:value-type="string" calcext:value-type="string">
            <text:p>sestrin 1</text:p>
          </table:table-cell>
          <table:table-cell table:style-name="ce3" office:value-type="float" office:value="0.209424451383823" calcext:value-type="float">
            <text:p>0,209424451383823</text:p>
          </table:table-cell>
          <table:table-cell table:style-name="ce3" office:value-type="float" office:value="1.15622682686918" calcext:value-type="float">
            <text:p>1,15622682686918</text:p>
          </table:table-cell>
          <table:table-cell office:value-type="float" office:value="4.65972576646271" calcext:value-type="float">
            <text:p>4,65972576646271</text:p>
          </table:table-cell>
          <table:table-cell office:value-type="float" office:value="1.09054687557166" calcext:value-type="float">
            <text:p>1,09054687557166</text:p>
          </table:table-cell>
          <table:table-cell office:value-type="float" office:value="0.295437232960875" calcext:value-type="float">
            <text:p>0,295437232960875</text:p>
          </table:table-cell>
          <table:table-cell office:value-type="float" office:value="0.78486261653323" calcext:value-type="float">
            <text:p>0,78486261653323</text:p>
          </table:table-cell>
          <table:table-cell office:value-type="float" office:value="-4.74486896902601" calcext:value-type="float">
            <text:p>-4,74486896902601</text:p>
          </table:table-cell>
          <table:table-cell office:value-type="float" office:value="27244" calcext:value-type="float">
            <text:p>27244</text:p>
          </table:table-cell>
          <table:table-cell office:value-type="string" calcext:value-type="string">
            <text:p>ENSG00000080546</text:p>
          </table:table-cell>
          <table:table-cell office:value-type="string" calcext:value-type="string">
            <text:p>NM_001199933</text:p>
          </table:table-cell>
          <table:table-cell office:value-type="string" calcext:value-type="string">
            <text:p>AAD04810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650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15" calcext:value-type="float">
            <text:p>4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GST2</text:p>
          </table:table-cell>
          <table:table-cell office:value-type="string" calcext:value-type="string">
            <text:p>microsomal glutathione S-transferase 2</text:p>
          </table:table-cell>
          <table:table-cell table:style-name="ce3" office:value-type="float" office:value="0.194318952449873" calcext:value-type="float">
            <text:p>0,194318952449873</text:p>
          </table:table-cell>
          <table:table-cell table:style-name="ce3" office:value-type="float" office:value="1.14418390255532" calcext:value-type="float">
            <text:p>1,14418390255532</text:p>
          </table:table-cell>
          <table:table-cell office:value-type="float" office:value="6.33136814963864" calcext:value-type="float">
            <text:p>6,33136814963864</text:p>
          </table:table-cell>
          <table:table-cell office:value-type="float" office:value="1.40649228329299" calcext:value-type="float">
            <text:p>1,40649228329299</text:p>
          </table:table-cell>
          <table:table-cell office:value-type="float" office:value="0.183224705799073" calcext:value-type="float">
            <text:p>0,183224705799073</text:p>
          </table:table-cell>
          <table:table-cell office:value-type="float" office:value="0.726380295405012" calcext:value-type="float">
            <text:p>0,726380295405012</text:p>
          </table:table-cell>
          <table:table-cell office:value-type="float" office:value="-4.50101404245776" calcext:value-type="float">
            <text:p>-4,50101404245776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ENSG00000085871</text:p>
          </table:table-cell>
          <table:table-cell office:value-type="string" calcext:value-type="string">
            <text:p>NM_001204366</text:p>
          </table:table-cell>
          <table:table-cell office:value-type="string" calcext:value-type="string">
            <text:p>AA122237</text:p>
          </table:table-cell>
          <table:table-cell office:value-type="string" calcext:value-type="string">
            <text:p>GST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2237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6</text:p>
          </table:table-cell>
          <table:table-cell office:value-type="string" calcext:value-type="string">
            <text:p>glutathione peroxidase 6</text:p>
          </table:table-cell>
          <table:table-cell table:style-name="ce3" office:value-type="float" office:value="0.178523509009322" calcext:value-type="float">
            <text:p>0,178523509009322</text:p>
          </table:table-cell>
          <table:table-cell table:style-name="ce3" office:value-type="float" office:value="1.13172505605168" calcext:value-type="float">
            <text:p>1,13172505605168</text:p>
          </table:table-cell>
          <table:table-cell office:value-type="float" office:value="5.60581695801729" calcext:value-type="float">
            <text:p>5,60581695801729</text:p>
          </table:table-cell>
          <table:table-cell office:value-type="float" office:value="1.11509463949128" calcext:value-type="float">
            <text:p>1,11509463949128</text:p>
          </table:table-cell>
          <table:table-cell office:value-type="float" office:value="0.285166683683962" calcext:value-type="float">
            <text:p>0,285166683683962</text:p>
          </table:table-cell>
          <table:table-cell office:value-type="float" office:value="0.779984338468865" calcext:value-type="float">
            <text:p>0,779984338468865</text:p>
          </table:table-cell>
          <table:table-cell office:value-type="float" office:value="-4.72754727903907" calcext:value-type="float">
            <text:p>-4,72754727903907</text:p>
          </table:table-cell>
          <table:table-cell office:value-type="float" office:value="257202" calcext:value-type="float">
            <text:p>257202</text:p>
          </table:table-cell>
          <table:table-cell office:value-type="string" calcext:value-type="string">
            <text:p>ENSG00000198704</text:p>
          </table:table-cell>
          <table:table-cell office:value-type="string" calcext:value-type="string">
            <text:p>NM_182701</text:p>
          </table:table-cell>
          <table:table-cell office:value-type="string" calcext:value-type="string">
            <text:p>AAI33692</text:p>
          </table:table-cell>
          <table:table-cell office:value-type="string" calcext:value-type="string">
            <text:p>GPX5p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C2</text:p>
          </table:table-cell>
          <table:table-cell office:value-type="string" calcext:value-type="string">
            <text:p>chloride intracellular channel 2</text:p>
          </table:table-cell>
          <table:table-cell table:style-name="ce3" office:value-type="float" office:value="0.173863446285563" calcext:value-type="float">
            <text:p>0,173863446285563</text:p>
          </table:table-cell>
          <table:table-cell table:style-name="ce3" office:value-type="float" office:value="1.12807535801499" calcext:value-type="float">
            <text:p>1,12807535801499</text:p>
          </table:table-cell>
          <table:table-cell office:value-type="float" office:value="4.48852840701968" calcext:value-type="float">
            <text:p>4,48852840701968</text:p>
          </table:table-cell>
          <table:table-cell office:value-type="float" office:value="0.722933531888648" calcext:value-type="float">
            <text:p>0,722933531888648</text:p>
          </table:table-cell>
          <table:table-cell office:value-type="float" office:value="0.482631705652258" calcext:value-type="float">
            <text:p>0,482631705652258</text:p>
          </table:table-cell>
          <table:table-cell office:value-type="float" office:value="0.86575276288271" calcext:value-type="float">
            <text:p>0,86575276288271</text:p>
          </table:table-cell>
          <table:table-cell office:value-type="float" office:value="-4.96577777522535" calcext:value-type="float">
            <text:p>-4,96577777522535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ENSG00000155962</text:p>
          </table:table-cell>
          <table:table-cell office:value-type="string" calcext:value-type="string">
            <text:p>NM_001289</text:p>
          </table:table-cell>
          <table:table-cell office:value-type="string" calcext:value-type="string">
            <text:p>AAH22305</text:p>
          </table:table-cell>
          <table:table-cell office:value-type="string" calcext:value-type="string">
            <text:p>CLCNL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2</text:p>
          </table:table-cell>
          <table:table-cell office:value-type="string" calcext:value-type="string">
            <text:p>GO:0003008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TGES</text:p>
          </table:table-cell>
          <table:table-cell office:value-type="string" calcext:value-type="string">
            <text:p>prostaglandin E synthase</text:p>
          </table:table-cell>
          <table:table-cell table:style-name="ce3" office:value-type="float" office:value="0.168700517156474" calcext:value-type="float">
            <text:p>0,168700517156474</text:p>
          </table:table-cell>
          <table:table-cell table:style-name="ce3" office:value-type="float" office:value="1.12404556378596" calcext:value-type="float">
            <text:p>1,12404556378596</text:p>
          </table:table-cell>
          <table:table-cell office:value-type="float" office:value="3.69513081090815" calcext:value-type="float">
            <text:p>3,69513081090815</text:p>
          </table:table-cell>
          <table:table-cell office:value-type="float" office:value="0.793947123177691" calcext:value-type="float">
            <text:p>0,793947123177691</text:p>
          </table:table-cell>
          <table:table-cell office:value-type="float" office:value="0.44159670396779" calcext:value-type="float">
            <text:p>0,44159670396779</text:p>
          </table:table-cell>
          <table:table-cell office:value-type="float" office:value="0.850863280124063" calcext:value-type="float">
            <text:p>0,850863280124063</text:p>
          </table:table-cell>
          <table:table-cell office:value-type="float" office:value="-4.92909592737859" calcext:value-type="float">
            <text:p>-4,92909592737859</text:p>
          </table:table-cell>
          <table:table-cell office:value-type="float" office:value="9536" calcext:value-type="float">
            <text:p>9536</text:p>
          </table:table-cell>
          <table:table-cell office:value-type="string" calcext:value-type="string">
            <text:p>ENSG00000148344</text:p>
          </table:table-cell>
          <table:table-cell office:value-type="string" calcext:value-type="string">
            <text:p>NM_004878</text:p>
          </table:table-cell>
          <table:table-cell office:value-type="string" calcext:value-type="string">
            <text:p>AAB82299</text:p>
          </table:table-cell>
          <table:table-cell office:value-type="string" calcext:value-type="string">
            <text:p>MGST-IV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1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GN</text:p>
          </table:table-cell>
          <table:table-cell office:value-type="string" calcext:value-type="string">
            <text:p>regucalcin</text:p>
          </table:table-cell>
          <table:table-cell table:style-name="ce3" office:value-type="float" office:value="0.163373452683604" calcext:value-type="float">
            <text:p>0,163373452683604</text:p>
          </table:table-cell>
          <table:table-cell table:style-name="ce3" office:value-type="float" office:value="1.11990274655753" calcext:value-type="float">
            <text:p>1,11990274655753</text:p>
          </table:table-cell>
          <table:table-cell office:value-type="float" office:value="5.57774311630971" calcext:value-type="float">
            <text:p>5,57774311630971</text:p>
          </table:table-cell>
          <table:table-cell office:value-type="float" office:value="0.776235376844518" calcext:value-type="float">
            <text:p>0,776235376844518</text:p>
          </table:table-cell>
          <table:table-cell office:value-type="float" office:value="0.451617508678063" calcext:value-type="float">
            <text:p>0,451617508678063</text:p>
          </table:table-cell>
          <table:table-cell office:value-type="float" office:value="0.854966985143932" calcext:value-type="float">
            <text:p>0,854966985143932</text:p>
          </table:table-cell>
          <table:table-cell office:value-type="float" office:value="-4.93852877302267" calcext:value-type="float">
            <text:p>-4,93852877302267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ENSG00000130988</text:p>
          </table:table-cell>
          <table:table-cell office:value-type="string" calcext:value-type="string">
            <text:p>NM_001282848</text:p>
          </table:table-cell>
          <table:table-cell office:value-type="string" calcext:value-type="string">
            <text:p>AAH50371</text:p>
          </table:table-cell>
          <table:table-cell office:value-type="string" calcext:value-type="string">
            <text:p>GNL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822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OM</text:p>
          </table:table-cell>
          <table:table-cell office:value-type="string" calcext:value-type="string">
            <text:p>apolipoprotein M</text:p>
          </table:table-cell>
          <table:table-cell table:style-name="ce3" office:value-type="float" office:value="0.158523592079468" calcext:value-type="float">
            <text:p>0,158523592079468</text:p>
          </table:table-cell>
          <table:table-cell table:style-name="ce3" office:value-type="float" office:value="1.11614432704015" calcext:value-type="float">
            <text:p>1,11614432704015</text:p>
          </table:table-cell>
          <table:table-cell office:value-type="float" office:value="1.72744179799538" calcext:value-type="float">
            <text:p>1,72744179799538</text:p>
          </table:table-cell>
          <table:table-cell office:value-type="float" office:value="1.17526845757073" calcext:value-type="float">
            <text:p>1,17526845757073</text:p>
          </table:table-cell>
          <table:table-cell office:value-type="float" office:value="0.261138425697671" calcext:value-type="float">
            <text:p>0,261138425697671</text:p>
          </table:table-cell>
          <table:table-cell office:value-type="float" office:value="0.768812026990315" calcext:value-type="float">
            <text:p>0,768812026990315</text:p>
          </table:table-cell>
          <table:table-cell office:value-type="float" office:value="-4.68385735368642" calcext:value-type="float">
            <text:p>-4,68385735368642</text:p>
          </table:table-cell>
          <table:table-cell office:value-type="float" office:value="55937" calcext:value-type="float">
            <text:p>55937</text:p>
          </table:table-cell>
          <table:table-cell office:value-type="string" calcext:value-type="string">
            <text:p>ENSG00000204444</text:p>
          </table:table-cell>
          <table:table-cell office:value-type="string" calcext:value-type="string">
            <text:p>NM_001256169</text:p>
          </table:table-cell>
          <table:table-cell office:value-type="string" calcext:value-type="string">
            <text:p>AA476324</text:p>
          </table:table-cell>
          <table:table-cell office:value-type="string" calcext:value-type="string">
            <text:p>G3a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2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CEF1</text:p>
          </table:table-cell>
          <table:table-cell office:value-type="string" calcext:value-type="string">
            <text:p>interaction protein for cytohesin exchange factors 1</text:p>
          </table:table-cell>
          <table:table-cell table:style-name="ce3" office:value-type="float" office:value="0.156640754477765" calcext:value-type="float">
            <text:p>0,156640754477765</text:p>
          </table:table-cell>
          <table:table-cell table:style-name="ce3" office:value-type="float" office:value="1.11468861553073" calcext:value-type="float">
            <text:p>1,11468861553073</text:p>
          </table:table-cell>
          <table:table-cell office:value-type="float" office:value="4.93758602871799" calcext:value-type="float">
            <text:p>4,93758602871799</text:p>
          </table:table-cell>
          <table:table-cell office:value-type="float" office:value="1.06468472189096" calcext:value-type="float">
            <text:p>1,06468472189096</text:p>
          </table:table-cell>
          <table:table-cell office:value-type="float" office:value="0.306555066806447" calcext:value-type="float">
            <text:p>0,306555066806447</text:p>
          </table:table-cell>
          <table:table-cell office:value-type="float" office:value="0.791089688608391" calcext:value-type="float">
            <text:p>0,791089688608391</text:p>
          </table:table-cell>
          <table:table-cell office:value-type="float" office:value="-4.76279521786378" calcext:value-type="float">
            <text:p>-4,76279521786378</text:p>
          </table:table-cell>
          <table:table-cell office:value-type="float" office:value="26034" calcext:value-type="float">
            <text:p>26034</text:p>
          </table:table-cell>
          <table:table-cell office:value-type="string" calcext:value-type="string">
            <text:p>ENSG00000074706</text:p>
          </table:table-cell>
          <table:table-cell office:value-type="string" calcext:value-type="string">
            <text:p>NM_001130699</text:p>
          </table:table-cell>
          <table:table-cell office:value-type="string" calcext:value-type="string">
            <text:p>AAI05016</text:p>
          </table:table-cell>
          <table:table-cell office:value-type="string" calcext:value-type="string">
            <text:p>PIP3-E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XL2C</text:p>
          </table:table-cell>
          <table:table-cell office:value-type="string" calcext:value-type="string">
            <text:p>peroxiredoxin like 2C</text:p>
          </table:table-cell>
          <table:table-cell table:style-name="ce3" office:value-type="float" office:value="0.154028139177544" calcext:value-type="float">
            <text:p>0,154028139177544</text:p>
          </table:table-cell>
          <table:table-cell table:style-name="ce3" office:value-type="float" office:value="1.11267182258265" calcext:value-type="float">
            <text:p>1,11267182258265</text:p>
          </table:table-cell>
          <table:table-cell office:value-type="float" office:value="3.62003975412603" calcext:value-type="float">
            <text:p>3,62003975412603</text:p>
          </table:table-cell>
          <table:table-cell office:value-type="float" office:value="0.804765356238251" calcext:value-type="float">
            <text:p>0,804765356238251</text:p>
          </table:table-cell>
          <table:table-cell office:value-type="float" office:value="0.435546702973365" calcext:value-type="float">
            <text:p>0,435546702973365</text:p>
          </table:table-cell>
          <table:table-cell office:value-type="float" office:value="0.848425293612467" calcext:value-type="float">
            <text:p>0,848425293612467</text:p>
          </table:table-cell>
          <table:table-cell office:value-type="float" office:value="-4.9232428195712" calcext:value-type="float">
            <text:p>-4,9232428195712</text:p>
          </table:table-cell>
          <table:table-cell office:value-type="float" office:value="195827" calcext:value-type="float">
            <text:p>195827</text:p>
          </table:table-cell>
          <table:table-cell office:value-type="string" calcext:value-type="string">
            <text:p>ENSG00000158122</text:p>
          </table:table-cell>
          <table:table-cell office:value-type="string" calcext:value-type="string">
            <text:p>NM_153698</text:p>
          </table:table-cell>
          <table:table-cell office:value-type="string" calcext:value-type="string">
            <text:p>AAI36502</text:p>
          </table:table-cell>
          <table:table-cell office:value-type="string" calcext:value-type="string">
            <text:p>AAED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16209</text:p>
          </table:table-cell>
          <table:table-cell office:value-type="string" calcext:value-type="string">
            <text:p>GO:0000165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RD3</text:p>
          </table:table-cell>
          <table:table-cell office:value-type="string" calcext:value-type="string">
            <text:p>thioredoxin reductase 3</text:p>
          </table:table-cell>
          <table:table-cell table:style-name="ce3" office:value-type="float" office:value="0.147027827770711" calcext:value-type="float">
            <text:p>0,147027827770711</text:p>
          </table:table-cell>
          <table:table-cell table:style-name="ce3" office:value-type="float" office:value="1.10728594242985" calcext:value-type="float">
            <text:p>1,10728594242985</text:p>
          </table:table-cell>
          <table:table-cell office:value-type="float" office:value="1.41120220607212" calcext:value-type="float">
            <text:p>1,41120220607212</text:p>
          </table:table-cell>
          <table:table-cell office:value-type="float" office:value="1.45850824891147" calcext:value-type="float">
            <text:p>1,45850824891147</text:p>
          </table:table-cell>
          <table:table-cell office:value-type="float" office:value="0.168631757726786" calcext:value-type="float">
            <text:p>0,168631757726786</text:p>
          </table:table-cell>
          <table:table-cell office:value-type="float" office:value="0.717755465582192" calcext:value-type="float">
            <text:p>0,717755465582192</text:p>
          </table:table-cell>
          <table:table-cell office:value-type="float" office:value="-4.45692076865057" calcext:value-type="float">
            <text:p>-4,45692076865057</text:p>
          </table:table-cell>
          <table:table-cell office:value-type="float" office:value="114112" calcext:value-type="float">
            <text:p>114112</text:p>
          </table:table-cell>
          <table:table-cell office:value-type="string" calcext:value-type="string">
            <text:p>ENSG00000197763</text:p>
          </table:table-cell>
          <table:table-cell office:value-type="string" calcext:value-type="string">
            <text:p>NM_001039783</text:p>
          </table:table-cell>
          <table:table-cell office:value-type="string" calcext:value-type="string">
            <text:p>AAD39929</text:p>
          </table:table-cell>
          <table:table-cell office:value-type="string" calcext:value-type="string">
            <text:p>TGR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791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D2</text:p>
          </table:table-cell>
          <table:table-cell office:value-type="string" calcext:value-type="string">
            <text:p>superoxide dismutase 2</text:p>
          </table:table-cell>
          <table:table-cell table:style-name="ce3" office:value-type="float" office:value="0.134635751714567" calcext:value-type="float">
            <text:p>0,134635751714567</text:p>
          </table:table-cell>
          <table:table-cell table:style-name="ce3" office:value-type="float" office:value="1.09781560486571" calcext:value-type="float">
            <text:p>1,09781560486571</text:p>
          </table:table-cell>
          <table:table-cell office:value-type="float" office:value="7.20166664291622" calcext:value-type="float">
            <text:p>7,20166664291622</text:p>
          </table:table-cell>
          <table:table-cell office:value-type="float" office:value="1.0742948183607" calcext:value-type="float">
            <text:p>1,0742948183607</text:p>
          </table:table-cell>
          <table:table-cell office:value-type="float" office:value="0.302388028484793" calcext:value-type="float">
            <text:p>0,302388028484793</text:p>
          </table:table-cell>
          <table:table-cell office:value-type="float" office:value="0.789031516467847" calcext:value-type="float">
            <text:p>0,789031516467847</text:p>
          </table:table-cell>
          <table:table-cell office:value-type="float" office:value="-4.75617307733433" calcext:value-type="float">
            <text:p>-4,75617307733433</text:p>
          </table:table-cell>
          <table:table-cell office:value-type="float" office:value="6648" calcext:value-type="float">
            <text:p>6648</text:p>
          </table:table-cell>
          <table:table-cell office:value-type="string" calcext:value-type="string">
            <text:p>ENSG00000112096</text:p>
          </table:table-cell>
          <table:table-cell office:value-type="string" calcext:value-type="string">
            <text:p>NM_000636</text:p>
          </table:table-cell>
          <table:table-cell office:value-type="string" calcext:value-type="string">
            <text:p>AA126703</text:p>
          </table:table-cell>
          <table:table-cell office:value-type="string" calcext:value-type="string">
            <text:p>GClnc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303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46" calcext:value-type="float">
            <text:p>4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8</text:p>
          </table:table-cell>
          <table:table-cell office:value-type="string" calcext:value-type="string">
            <text:p>glutathione peroxidase 8 (putative)</text:p>
          </table:table-cell>
          <table:table-cell table:style-name="ce3" office:value-type="float" office:value="0.134258906470186" calcext:value-type="float">
            <text:p>0,134258906470186</text:p>
          </table:table-cell>
          <table:table-cell table:style-name="ce3" office:value-type="float" office:value="1.0975288827582" calcext:value-type="float">
            <text:p>1,0975288827582</text:p>
          </table:table-cell>
          <table:table-cell office:value-type="float" office:value="1.5621682783361" calcext:value-type="float">
            <text:p>1,5621682783361</text:p>
          </table:table-cell>
          <table:table-cell office:value-type="float" office:value="1.30475920016837" calcext:value-type="float">
            <text:p>1,30475920016837</text:p>
          </table:table-cell>
          <table:table-cell office:value-type="float" office:value="0.214786900145009" calcext:value-type="float">
            <text:p>0,214786900145009</text:p>
          </table:table-cell>
          <table:table-cell office:value-type="float" office:value="0.743509604566234" calcext:value-type="float">
            <text:p>0,743509604566234</text:p>
          </table:table-cell>
          <table:table-cell office:value-type="float" office:value="-4.58423323196776" calcext:value-type="float">
            <text:p>-4,58423323196776</text:p>
          </table:table-cell>
          <table:table-cell office:value-type="float" office:value="493869" calcext:value-type="float">
            <text:p>493869</text:p>
          </table:table-cell>
          <table:table-cell office:value-type="string" calcext:value-type="string">
            <text:p>ENSG00000164294</text:p>
          </table:table-cell>
          <table:table-cell office:value-type="string" calcext:value-type="string">
            <text:p>NM_001008397</text:p>
          </table:table-cell>
          <table:table-cell office:value-type="string" calcext:value-type="string">
            <text:p>AAH29424</text:p>
          </table:table-cell>
          <table:table-cell office:value-type="string" calcext:value-type="string">
            <text:p>EPLA847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TGS1</text:p>
          </table:table-cell>
          <table:table-cell office:value-type="string" calcext:value-type="string">
            <text:p>prostaglandin-endoperoxide synthase 1</text:p>
          </table:table-cell>
          <table:table-cell table:style-name="ce3" office:value-type="float" office:value="0.134246466768501" calcext:value-type="float">
            <text:p>0,134246466768501</text:p>
          </table:table-cell>
          <table:table-cell table:style-name="ce3" office:value-type="float" office:value="1.09751941930775" calcext:value-type="float">
            <text:p>1,09751941930775</text:p>
          </table:table-cell>
          <table:table-cell office:value-type="float" office:value="5.31631356400516" calcext:value-type="float">
            <text:p>5,31631356400516</text:p>
          </table:table-cell>
          <table:table-cell office:value-type="float" office:value="0.835369157390477" calcext:value-type="float">
            <text:p>0,835369157390477</text:p>
          </table:table-cell>
          <table:table-cell office:value-type="float" office:value="0.418723713923119" calcext:value-type="float">
            <text:p>0,418723713923119</text:p>
          </table:table-cell>
          <table:table-cell office:value-type="float" office:value="0.841895906513435" calcext:value-type="float">
            <text:p>0,841895906513435</text:p>
          </table:table-cell>
          <table:table-cell office:value-type="float" office:value="-4.90631252223073" calcext:value-type="float">
            <text:p>-4,90631252223073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ENSG00000095303</text:p>
          </table:table-cell>
          <table:table-cell office:value-type="string" calcext:value-type="string">
            <text:p>NM_000962</text:p>
          </table:table-cell>
          <table:table-cell office:value-type="string" calcext:value-type="string">
            <text:p>AAA03630</text:p>
          </table:table-cell>
          <table:table-cell office:value-type="string" calcext:value-type="string">
            <text:p>COX1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1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DX4</text:p>
          </table:table-cell>
          <table:table-cell office:value-type="string" calcext:value-type="string">
            <text:p>peroxiredoxin 4</text:p>
          </table:table-cell>
          <table:table-cell table:style-name="ce3" office:value-type="float" office:value="0.133905278123265" calcext:value-type="float">
            <text:p>0,133905278123265</text:p>
          </table:table-cell>
          <table:table-cell table:style-name="ce3" office:value-type="float" office:value="1.09725989329721" calcext:value-type="float">
            <text:p>1,09725989329721</text:p>
          </table:table-cell>
          <table:table-cell office:value-type="float" office:value="3.43088233222884" calcext:value-type="float">
            <text:p>3,43088233222884</text:p>
          </table:table-cell>
          <table:table-cell office:value-type="float" office:value="0.780671273783247" calcext:value-type="float">
            <text:p>0,780671273783247</text:p>
          </table:table-cell>
          <table:table-cell office:value-type="float" office:value="0.449094360449683" calcext:value-type="float">
            <text:p>0,449094360449683</text:p>
          </table:table-cell>
          <table:table-cell office:value-type="float" office:value="0.853922135349337" calcext:value-type="float">
            <text:p>0,853922135349337</text:p>
          </table:table-cell>
          <table:table-cell office:value-type="float" office:value="-4.93618386610586" calcext:value-type="float">
            <text:p>-4,93618386610586</text:p>
          </table:table-cell>
          <table:table-cell office:value-type="float" office:value="10549" calcext:value-type="float">
            <text:p>10549</text:p>
          </table:table-cell>
          <table:table-cell office:value-type="string" calcext:value-type="string">
            <text:p>ENSG00000123131</text:p>
          </table:table-cell>
          <table:table-cell office:value-type="string" calcext:value-type="string">
            <text:p>NM_006406</text:p>
          </table:table-cell>
          <table:table-cell office:value-type="string" calcext:value-type="string">
            <text:p>AAB95175</text:p>
          </table:table-cell>
          <table:table-cell office:value-type="string" calcext:value-type="string">
            <text:p>AOE37-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5515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R</text:p>
          </table:table-cell>
          <table:table-cell office:value-type="string" calcext:value-type="string">
            <text:p>glutathione-disulfide reductase</text:p>
          </table:table-cell>
          <table:table-cell table:style-name="ce3" office:value-type="float" office:value="0.132243457062261" calcext:value-type="float">
            <text:p>0,132243457062261</text:p>
          </table:table-cell>
          <table:table-cell table:style-name="ce3" office:value-type="float" office:value="1.09599670201425" calcext:value-type="float">
            <text:p>1,09599670201425</text:p>
          </table:table-cell>
          <table:table-cell office:value-type="float" office:value="3.1827374379821" calcext:value-type="float">
            <text:p>3,1827374379821</text:p>
          </table:table-cell>
          <table:table-cell office:value-type="float" office:value="0.90193066028233" calcext:value-type="float">
            <text:p>0,90193066028233</text:p>
          </table:table-cell>
          <table:table-cell office:value-type="float" office:value="0.383636068224438" calcext:value-type="float">
            <text:p>0,383636068224438</text:p>
          </table:table-cell>
          <table:table-cell office:value-type="float" office:value="0.826613711409453" calcext:value-type="float">
            <text:p>0,826613711409453</text:p>
          </table:table-cell>
          <table:table-cell office:value-type="float" office:value="-4.8676260779948" calcext:value-type="float">
            <text:p>-4,8676260779948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ENSG00000104687</text:p>
          </table:table-cell>
          <table:table-cell office:value-type="string" calcext:value-type="string">
            <text:p>NM_000637</text:p>
          </table:table-cell>
          <table:table-cell office:value-type="string" calcext:value-type="string">
            <text:p>AAF37572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2</text:p>
          </table:table-cell>
          <table:table-cell office:value-type="string" calcext:value-type="string">
            <text:p>GO:000016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XL2A</text:p>
          </table:table-cell>
          <table:table-cell office:value-type="string" calcext:value-type="string">
            <text:p>peroxiredoxin like 2A</text:p>
          </table:table-cell>
          <table:table-cell table:style-name="ce3" office:value-type="float" office:value="0.125394252933847" calcext:value-type="float">
            <text:p>0,125394252933847</text:p>
          </table:table-cell>
          <table:table-cell table:style-name="ce3" office:value-type="float" office:value="1.09080578222638" calcext:value-type="float">
            <text:p>1,09080578222638</text:p>
          </table:table-cell>
          <table:table-cell office:value-type="float" office:value="5.93639643015507" calcext:value-type="float">
            <text:p>5,93639643015507</text:p>
          </table:table-cell>
          <table:table-cell office:value-type="float" office:value="0.684791791380433" calcext:value-type="float">
            <text:p>0,684791791380433</text:p>
          </table:table-cell>
          <table:table-cell office:value-type="float" office:value="0.50560179206938" calcext:value-type="float">
            <text:p>0,50560179206938</text:p>
          </table:table-cell>
          <table:table-cell office:value-type="float" office:value="0.874303732356751" calcext:value-type="float">
            <text:p>0,874303732356751</text:p>
          </table:table-cell>
          <table:table-cell office:value-type="float" office:value="-4.98420965321399" calcext:value-type="float">
            <text:p>-4,98420965321399</text:p>
          </table:table-cell>
          <table:table-cell office:value-type="float" office:value="84293" calcext:value-type="float">
            <text:p>84293</text:p>
          </table:table-cell>
          <table:table-cell office:value-type="string" calcext:value-type="string">
            <text:p>ENSG00000122378</text:p>
          </table:table-cell>
          <table:table-cell office:value-type="string" calcext:value-type="string">
            <text:p>NM_001243778</text:p>
          </table:table-cell>
          <table:table-cell office:value-type="string" calcext:value-type="string">
            <text:p>AA829725</text:p>
          </table:table-cell>
          <table:table-cell office:value-type="string" calcext:value-type="string">
            <text:p>Adrx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5576</text:p>
          </table:table-cell>
          <table:table-cell office:value-type="string" calcext:value-type="string">
            <text:p>GO:0002376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RT3</text:p>
          </table:table-cell>
          <table:table-cell office:value-type="string" calcext:value-type="string">
            <text:p>sirtuin 3</text:p>
          </table:table-cell>
          <table:table-cell table:style-name="ce3" office:value-type="float" office:value="0.122695783255273" calcext:value-type="float">
            <text:p>0,122695783255273</text:p>
          </table:table-cell>
          <table:table-cell table:style-name="ce3" office:value-type="float" office:value="1.08876740603483" calcext:value-type="float">
            <text:p>1,08876740603483</text:p>
          </table:table-cell>
          <table:table-cell office:value-type="float" office:value="2.8144078827844" calcext:value-type="float">
            <text:p>2,8144078827844</text:p>
          </table:table-cell>
          <table:table-cell office:value-type="float" office:value="0.589940321080138" calcext:value-type="float">
            <text:p>0,589940321080138</text:p>
          </table:table-cell>
          <table:table-cell office:value-type="float" office:value="0.56542833406038" calcext:value-type="float">
            <text:p>0,56542833406038</text:p>
          </table:table-cell>
          <table:table-cell office:value-type="float" office:value="0.894650330703518" calcext:value-type="float">
            <text:p>0,894650330703518</text:p>
          </table:table-cell>
          <table:table-cell office:value-type="float" office:value="-5.02608114857011" calcext:value-type="float">
            <text:p>-5,02608114857011</text:p>
          </table:table-cell>
          <table:table-cell office:value-type="float" office:value="23410" calcext:value-type="float">
            <text:p>23410</text:p>
          </table:table-cell>
          <table:table-cell office:value-type="string" calcext:value-type="string">
            <text:p>ENSG00000142082</text:p>
          </table:table-cell>
          <table:table-cell office:value-type="string" calcext:value-type="string">
            <text:p>NM_001017524</text:p>
          </table:table-cell>
          <table:table-cell office:value-type="string" calcext:value-type="string">
            <text:p>AA279020</text:p>
          </table:table-cell>
          <table:table-cell office:value-type="string" calcext:value-type="string">
            <text:p>SIR2L3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5515</text:p>
          </table:table-cell>
          <table:table-cell office:value-type="string" calcext:value-type="string">
            <text:p>GO:0000165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P1</text:p>
          </table:table-cell>
          <table:table-cell office:value-type="string" calcext:value-type="string">
            <text:p>glutathione S-transferase pi 1</text:p>
          </table:table-cell>
          <table:table-cell table:style-name="ce3" office:value-type="float" office:value="0.10925320564559" calcext:value-type="float">
            <text:p>0,10925320564559</text:p>
          </table:table-cell>
          <table:table-cell table:style-name="ce3" office:value-type="float" office:value="1.07866973108993" calcext:value-type="float">
            <text:p>1,07866973108993</text:p>
          </table:table-cell>
          <table:table-cell office:value-type="float" office:value="1.90165105106415" calcext:value-type="float">
            <text:p>1,90165105106415</text:p>
          </table:table-cell>
          <table:table-cell office:value-type="float" office:value="0.608894463403641" calcext:value-type="float">
            <text:p>0,608894463403641</text:p>
          </table:table-cell>
          <table:table-cell office:value-type="float" office:value="0.553173620282983" calcext:value-type="float">
            <text:p>0,553173620282983</text:p>
          </table:table-cell>
          <table:table-cell office:value-type="float" office:value="0.890237828937196" calcext:value-type="float">
            <text:p>0,890237828937196</text:p>
          </table:table-cell>
          <table:table-cell office:value-type="float" office:value="-5.0181732465326" calcext:value-type="float">
            <text:p>-5,0181732465326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ENSG00000084207</text:p>
          </table:table-cell>
          <table:table-cell office:value-type="string" calcext:value-type="string">
            <text:p>NM_000852</text:p>
          </table:table-cell>
          <table:table-cell office:value-type="string" calcext:value-type="string">
            <text:p>AAA56823</text:p>
          </table:table-cell>
          <table:table-cell office:value-type="string" calcext:value-type="string">
            <text:p>DFN7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302</text:p>
          </table:table-cell>
          <table:table-cell office:value-type="string" calcext:value-type="string">
            <text:p>GO:0000165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T</text:p>
          </table:table-cell>
          <table:table-cell office:value-type="string" calcext:value-type="string">
            <text:p>catalase</text:p>
          </table:table-cell>
          <table:table-cell table:style-name="ce3" office:value-type="float" office:value="0.0984190457407248" calcext:value-type="float">
            <text:p>0,0984190457407248</text:p>
          </table:table-cell>
          <table:table-cell table:style-name="ce3" office:value-type="float" office:value="1.07059962003496" calcext:value-type="float">
            <text:p>1,07059962003496</text:p>
          </table:table-cell>
          <table:table-cell office:value-type="float" office:value="6.60166890822228" calcext:value-type="float">
            <text:p>6,60166890822228</text:p>
          </table:table-cell>
          <table:table-cell office:value-type="float" office:value="0.619460346877997" calcext:value-type="float">
            <text:p>0,619460346877997</text:p>
          </table:table-cell>
          <table:table-cell office:value-type="float" office:value="0.546406053353966" calcext:value-type="float">
            <text:p>0,546406053353966</text:p>
          </table:table-cell>
          <table:table-cell office:value-type="float" office:value="0.888165093344378" calcext:value-type="float">
            <text:p>0,888165093344378</text:p>
          </table:table-cell>
          <table:table-cell office:value-type="float" office:value="-5.01366460092677" calcext:value-type="float">
            <text:p>-5,01366460092677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ENSG00000121691</text:p>
          </table:table-cell>
          <table:table-cell office:value-type="string" calcext:value-type="string">
            <text:p>NM_001752</text:p>
          </table:table-cell>
          <table:table-cell office:value-type="string" calcext:value-type="string">
            <text:p>AAA16651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268</text:p>
          </table:table-cell>
          <table:table-cell office:value-type="string" calcext:value-type="string">
            <text:p>GO:000016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DX5</text:p>
          </table:table-cell>
          <table:table-cell office:value-type="string" calcext:value-type="string">
            <text:p>peroxiredoxin 5</text:p>
          </table:table-cell>
          <table:table-cell table:style-name="ce3" office:value-type="float" office:value="0.0914671804927667" calcext:value-type="float">
            <text:p>0,0914671804927667</text:p>
          </table:table-cell>
          <table:table-cell table:style-name="ce3" office:value-type="float" office:value="1.06545316773943" calcext:value-type="float">
            <text:p>1,06545316773943</text:p>
          </table:table-cell>
          <table:table-cell office:value-type="float" office:value="2.30078521702292" calcext:value-type="float">
            <text:p>2,30078521702292</text:p>
          </table:table-cell>
          <table:table-cell office:value-type="float" office:value="0.611195758568838" calcext:value-type="float">
            <text:p>0,611195758568838</text:p>
          </table:table-cell>
          <table:table-cell office:value-type="float" office:value="0.55169570184516" calcext:value-type="float">
            <text:p>0,55169570184516</text:p>
          </table:table-cell>
          <table:table-cell office:value-type="float" office:value="0.889753651639322" calcext:value-type="float">
            <text:p>0,889753651639322</text:p>
          </table:table-cell>
          <table:table-cell office:value-type="float" office:value="-5.01719735139474" calcext:value-type="float">
            <text:p>-5,01719735139474</text:p>
          </table:table-cell>
          <table:table-cell office:value-type="float" office:value="25824" calcext:value-type="float">
            <text:p>25824</text:p>
          </table:table-cell>
          <table:table-cell office:value-type="string" calcext:value-type="string">
            <text:p>ENSG00000126432</text:p>
          </table:table-cell>
          <table:table-cell office:value-type="string" calcext:value-type="string">
            <text:p>NM_001358511</text:p>
          </table:table-cell>
          <table:table-cell office:value-type="string" calcext:value-type="string">
            <text:p>AA187737</text:p>
          </table:table-cell>
          <table:table-cell office:value-type="string" calcext:value-type="string">
            <text:p>ACR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016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46" calcext:value-type="float">
            <text:p>4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D2</text:p>
          </table:table-cell>
          <table:table-cell office:value-type="string" calcext:value-type="string">
            <text:p>dopamine receptor D2</text:p>
          </table:table-cell>
          <table:table-cell table:style-name="ce3" office:value-type="float" office:value="0.0887653440803517" calcext:value-type="float">
            <text:p>0,0887653440803517</text:p>
          </table:table-cell>
          <table:table-cell table:style-name="ce3" office:value-type="float" office:value="1.06345968594917" calcext:value-type="float">
            <text:p>1,06345968594917</text:p>
          </table:table-cell>
          <table:table-cell office:value-type="float" office:value="3.64529880067987" calcext:value-type="float">
            <text:p>3,64529880067987</text:p>
          </table:table-cell>
          <table:table-cell office:value-type="float" office:value="0.557012628996544" calcext:value-type="float">
            <text:p>0,557012628996544</text:p>
          </table:table-cell>
          <table:table-cell office:value-type="float" office:value="0.5870598061591" calcext:value-type="float">
            <text:p>0,5870598061591</text:p>
          </table:table-cell>
          <table:table-cell office:value-type="float" office:value="0.901615574529018" calcext:value-type="float">
            <text:p>0,901615574529018</text:p>
          </table:table-cell>
          <table:table-cell office:value-type="float" office:value="-5.03926464664336" calcext:value-type="float">
            <text:p>-5,03926464664336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NSG00000149295</text:p>
          </table:table-cell>
          <table:table-cell office:value-type="string" calcext:value-type="string">
            <text:p>NM_000795</text:p>
          </table:table-cell>
          <table:table-cell office:value-type="string" calcext:value-type="string">
            <text:p>AAA52328</text:p>
          </table:table-cell>
          <table:table-cell office:value-type="string" calcext:value-type="string">
            <text:p>D2DR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139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080" calcext:value-type="float">
            <text:p>4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D</text:p>
          </table:table-cell>
          <table:table-cell office:value-type="string" calcext:value-type="string">
            <text:p>hemoglobin subunit delta</text:p>
          </table:table-cell>
          <table:table-cell table:style-name="ce3" office:value-type="float" office:value="0.0861992391414745" calcext:value-type="float">
            <text:p>0,0861992391414745</text:p>
          </table:table-cell>
          <table:table-cell table:style-name="ce3" office:value-type="float" office:value="1.06156980379228" calcext:value-type="float">
            <text:p>1,06156980379228</text:p>
          </table:table-cell>
          <table:table-cell office:value-type="float" office:value="1.7977546490911" calcext:value-type="float">
            <text:p>1,7977546490911</text:p>
          </table:table-cell>
          <table:table-cell office:value-type="float" office:value="0.586711811992794" calcext:value-type="float">
            <text:p>0,586711811992794</text:p>
          </table:table-cell>
          <table:table-cell office:value-type="float" office:value="0.567530201116906" calcext:value-type="float">
            <text:p>0,567530201116906</text:p>
          </table:table-cell>
          <table:table-cell office:value-type="float" office:value="0.895293717569613" calcext:value-type="float">
            <text:p>0,895293717569613</text:p>
          </table:table-cell>
          <table:table-cell office:value-type="float" office:value="-5.02740496783261" calcext:value-type="float">
            <text:p>-5,02740496783261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ENSG00000223609</text:p>
          </table:table-cell>
          <table:table-cell office:value-type="string" calcext:value-type="string">
            <text:p>NM_000519</text:p>
          </table:table-cell>
          <table:table-cell office:value-type="string" calcext:value-type="string">
            <text:p>AAA16333</text:p>
          </table:table-cell>
          <table:table-cell office:value-type="string" calcext:value-type="string">
            <text:p>HBD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143" calcext:value-type="float">
            <text:p>5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OX2</text:p>
          </table:table-cell>
          <table:table-cell office:value-type="string" calcext:value-type="string">
            <text:p>dual oxidase 2</text:p>
          </table:table-cell>
          <table:table-cell table:style-name="ce3" office:value-type="float" office:value="0.0841585194155003" calcext:value-type="float">
            <text:p>0,0841585194155003</text:p>
          </table:table-cell>
          <table:table-cell table:style-name="ce3" office:value-type="float" office:value="1.06006925453097" calcext:value-type="float">
            <text:p>1,06006925453097</text:p>
          </table:table-cell>
          <table:table-cell office:value-type="float" office:value="4.15938904973514" calcext:value-type="float">
            <text:p>4,15938904973514</text:p>
          </table:table-cell>
          <table:table-cell office:value-type="float" office:value="0.344652688306027" calcext:value-type="float">
            <text:p>0,344652688306027</text:p>
          </table:table-cell>
          <table:table-cell office:value-type="float" office:value="0.735913319196854" calcext:value-type="float">
            <text:p>0,735913319196854</text:p>
          </table:table-cell>
          <table:table-cell office:value-type="float" office:value="0.943318463611271" calcext:value-type="float">
            <text:p>0,943318463611271</text:p>
          </table:table-cell>
          <table:table-cell office:value-type="float" office:value="-5.10688845322574" calcext:value-type="float">
            <text:p>-5,10688845322574</text:p>
          </table:table-cell>
          <table:table-cell office:value-type="float" office:value="50506" calcext:value-type="float">
            <text:p>50506</text:p>
          </table:table-cell>
          <table:table-cell office:value-type="string" calcext:value-type="string">
            <text:p>ENSG00000140279</text:p>
          </table:table-cell>
          <table:table-cell office:value-type="string" calcext:value-type="string">
            <text:p>NM_001363711</text:p>
          </table:table-cell>
          <table:table-cell office:value-type="string" calcext:value-type="string">
            <text:p>AAF20055</text:p>
          </table:table-cell>
          <table:table-cell office:value-type="string" calcext:value-type="string">
            <text:p>LNOX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NOS</text:p>
          </table:table-cell>
          <table:table-cell office:value-type="string" calcext:value-type="string">
            <text:p>selenoprotein S</text:p>
          </table:table-cell>
          <table:table-cell table:style-name="ce3" office:value-type="float" office:value="0.077738319942342" calcext:value-type="float">
            <text:p>0,077738319942342</text:p>
          </table:table-cell>
          <table:table-cell table:style-name="ce3" office:value-type="float" office:value="1.05536227571792" calcext:value-type="float">
            <text:p>1,05536227571792</text:p>
          </table:table-cell>
          <table:table-cell office:value-type="float" office:value="3.94056859189268" calcext:value-type="float">
            <text:p>3,94056859189268</text:p>
          </table:table-cell>
          <table:table-cell office:value-type="float" office:value="0.329303849650481" calcext:value-type="float">
            <text:p>0,329303849650481</text:p>
          </table:table-cell>
          <table:table-cell office:value-type="float" office:value="0.747215006840848" calcext:value-type="float">
            <text:p>0,747215006840848</text:p>
          </table:table-cell>
          <table:table-cell office:value-type="float" office:value="0.946091187252196" calcext:value-type="float">
            <text:p>0,946091187252196</text:p>
          </table:table-cell>
          <table:table-cell office:value-type="float" office:value="-5.11057951989238" calcext:value-type="float">
            <text:p>-5,11057951989238</text:p>
          </table:table-cell>
          <table:table-cell office:value-type="float" office:value="55829" calcext:value-type="float">
            <text:p>55829</text:p>
          </table:table-cell>
          <table:table-cell office:value-type="string" calcext:value-type="string">
            <text:p>ENSG00000131871</text:p>
          </table:table-cell>
          <table:table-cell office:value-type="string" calcext:value-type="string">
            <text:p>NM_018445</text:p>
          </table:table-cell>
          <table:table-cell office:value-type="string" calcext:value-type="string">
            <text:p>AA487772</text:p>
          </table:table-cell>
          <table:table-cell office:value-type="string" calcext:value-type="string">
            <text:p>AD-015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2865</text:p>
          </table:table-cell>
          <table:table-cell office:value-type="string" calcext:value-type="string">
            <text:p>GO:0000271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41" calcext:value-type="float">
            <text:p>4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E1</text:p>
          </table:table-cell>
          <table:table-cell office:value-type="string" calcext:value-type="string">
            <text:p>hemoglobin subunit epsilon 1</text:p>
          </table:table-cell>
          <table:table-cell table:style-name="ce3" office:value-type="float" office:value="0.0746314812323163" calcext:value-type="float">
            <text:p>0,0746314812323163</text:p>
          </table:table-cell>
          <table:table-cell table:style-name="ce3" office:value-type="float" office:value="1.0530920021495" calcext:value-type="float">
            <text:p>1,0530920021495</text:p>
          </table:table-cell>
          <table:table-cell office:value-type="float" office:value="6.72057272695748" calcext:value-type="float">
            <text:p>6,72057272695748</text:p>
          </table:table-cell>
          <table:table-cell office:value-type="float" office:value="0.547379966098086" calcext:value-type="float">
            <text:p>0,547379966098086</text:p>
          </table:table-cell>
          <table:table-cell office:value-type="float" office:value="0.593468258713744" calcext:value-type="float">
            <text:p>0,593468258713744</text:p>
          </table:table-cell>
          <table:table-cell office:value-type="float" office:value="0.903647750227192" calcext:value-type="float">
            <text:p>0,903647750227192</text:p>
          </table:table-cell>
          <table:table-cell office:value-type="float" office:value="-5.04298732812039" calcext:value-type="float">
            <text:p>-5,04298732812039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ENSG00000213931</text:p>
          </table:table-cell>
          <table:table-cell office:value-type="string" calcext:value-type="string">
            <text:p>NM_005330</text:p>
          </table:table-cell>
          <table:table-cell office:value-type="string" calcext:value-type="string">
            <text:p>AAA16330</text:p>
          </table:table-cell>
          <table:table-cell office:value-type="string" calcext:value-type="string">
            <text:p>HBE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Z1</text:p>
          </table:table-cell>
          <table:table-cell office:value-type="string" calcext:value-type="string">
            <text:p>glutathione S-transferase zeta 1</text:p>
          </table:table-cell>
          <table:table-cell table:style-name="ce3" office:value-type="float" office:value="0.0620366685655069" calcext:value-type="float">
            <text:p>0,0620366685655069</text:p>
          </table:table-cell>
          <table:table-cell table:style-name="ce3" office:value-type="float" office:value="1.04393846056855" calcext:value-type="float">
            <text:p>1,04393846056855</text:p>
          </table:table-cell>
          <table:table-cell office:value-type="float" office:value="3.73378608074075" calcext:value-type="float">
            <text:p>3,73378608074075</text:p>
          </table:table-cell>
          <table:table-cell office:value-type="float" office:value="0.411332606888019" calcext:value-type="float">
            <text:p>0,411332606888019</text:p>
          </table:table-cell>
          <table:table-cell office:value-type="float" office:value="0.687584973446296" calcext:value-type="float">
            <text:p>0,687584973446296</text:p>
          </table:table-cell>
          <table:table-cell office:value-type="float" office:value="0.931238414591369" calcext:value-type="float">
            <text:p>0,931238414591369</text:p>
          </table:table-cell>
          <table:table-cell office:value-type="float" office:value="-5.08895748142572" calcext:value-type="float">
            <text:p>-5,08895748142572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ENSG00000100577</text:p>
          </table:table-cell>
          <table:table-cell office:value-type="string" calcext:value-type="string">
            <text:p>NM_001312660</text:p>
          </table:table-cell>
          <table:table-cell office:value-type="string" calcext:value-type="string">
            <text:p>AAB96392</text:p>
          </table:table-cell>
          <table:table-cell office:value-type="string" calcext:value-type="string">
            <text:p>GSTZ1-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GST1</text:p>
          </table:table-cell>
          <table:table-cell office:value-type="string" calcext:value-type="string">
            <text:p>microsomal glutathione S-transferase 1</text:p>
          </table:table-cell>
          <table:table-cell table:style-name="ce3" office:value-type="float" office:value="0.0593390494308812" calcext:value-type="float">
            <text:p>0,0593390494308812</text:p>
          </table:table-cell>
          <table:table-cell table:style-name="ce3" office:value-type="float" office:value="1.04198827910698" calcext:value-type="float">
            <text:p>1,04198827910698</text:p>
          </table:table-cell>
          <table:table-cell office:value-type="float" office:value="7.09787230148223" calcext:value-type="float">
            <text:p>7,09787230148223</text:p>
          </table:table-cell>
          <table:table-cell office:value-type="float" office:value="0.47301787647257" calcext:value-type="float">
            <text:p>0,47301787647257</text:p>
          </table:table-cell>
          <table:table-cell office:value-type="float" office:value="0.644109380101059" calcext:value-type="float">
            <text:p>0,644109380101059</text:p>
          </table:table-cell>
          <table:table-cell office:value-type="float" office:value="0.918969214929289" calcext:value-type="float">
            <text:p>0,918969214929289</text:p>
          </table:table-cell>
          <table:table-cell office:value-type="float" office:value="-5.06965666819306" calcext:value-type="float">
            <text:p>-5,06965666819306</text:p>
          </table:table-cell>
          <table:table-cell office:value-type="float" office:value="4257" calcext:value-type="float">
            <text:p>4257</text:p>
          </table:table-cell>
          <table:table-cell office:value-type="string" calcext:value-type="string">
            <text:p>ENSG00000008394</text:p>
          </table:table-cell>
          <table:table-cell office:value-type="string" calcext:value-type="string">
            <text:p>NM_001260511</text:p>
          </table:table-cell>
          <table:table-cell office:value-type="string" calcext:value-type="string">
            <text:p>AA314967</text:p>
          </table:table-cell>
          <table:table-cell office:value-type="string" calcext:value-type="string">
            <text:p>GST1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T3</text:p>
          </table:table-cell>
          <table:table-cell office:value-type="string" calcext:value-type="string">
            <text:p>metallothionein 3</text:p>
          </table:table-cell>
          <table:table-cell table:style-name="ce3" office:value-type="float" office:value="0.0571665491557378" calcext:value-type="float">
            <text:p>0,0571665491557378</text:p>
          </table:table-cell>
          <table:table-cell table:style-name="ce3" office:value-type="float" office:value="1.04042036891887" calcext:value-type="float">
            <text:p>1,04042036891887</text:p>
          </table:table-cell>
          <table:table-cell office:value-type="float" office:value="3.09144444135555" calcext:value-type="float">
            <text:p>3,09144444135555</text:p>
          </table:table-cell>
          <table:table-cell office:value-type="float" office:value="0.308694334453882" calcext:value-type="float">
            <text:p>0,308694334453882</text:p>
          </table:table-cell>
          <table:table-cell office:value-type="float" office:value="0.762486064276614" calcext:value-type="float">
            <text:p>0,762486064276614</text:p>
          </table:table-cell>
          <table:table-cell office:value-type="float" office:value="0.949957409810526" calcext:value-type="float">
            <text:p>0,949957409810526</text:p>
          </table:table-cell>
          <table:table-cell office:value-type="float" office:value="-5.11527688578094" calcext:value-type="float">
            <text:p>-5,11527688578094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ENSG00000087250</text:p>
          </table:table-cell>
          <table:table-cell office:value-type="string" calcext:value-type="string">
            <text:p>NM_005954</text:p>
          </table:table-cell>
          <table:table-cell office:value-type="string" calcext:value-type="string">
            <text:p>AAA36214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666</text:p>
          </table:table-cell>
          <table:table-cell office:value-type="string" calcext:value-type="string">
            <text:p>GO:0000041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M</text:p>
          </table:table-cell>
          <table:table-cell office:value-type="string" calcext:value-type="string">
            <text:p>hemoglobin subunit mu</text:p>
          </table:table-cell>
          <table:table-cell table:style-name="ce3" office:value-type="float" office:value="0.0478324235946497" calcext:value-type="float">
            <text:p>0,0478324235946497</text:p>
          </table:table-cell>
          <table:table-cell table:style-name="ce3" office:value-type="float" office:value="1.03371065849604" calcext:value-type="float">
            <text:p>1,03371065849604</text:p>
          </table:table-cell>
          <table:table-cell office:value-type="float" office:value="2.19191922000865" calcext:value-type="float">
            <text:p>2,19191922000865</text:p>
          </table:table-cell>
          <table:table-cell office:value-type="float" office:value="0.271430950458306" calcext:value-type="float">
            <text:p>0,271430950458306</text:p>
          </table:table-cell>
          <table:table-cell office:value-type="float" office:value="0.790357610631479" calcext:value-type="float">
            <text:p>0,790357610631479</text:p>
          </table:table-cell>
          <table:table-cell office:value-type="float" office:value="0.95656036119842" calcext:value-type="float">
            <text:p>0,95656036119842</text:p>
          </table:table-cell>
          <table:table-cell office:value-type="float" office:value="-5.12301340384663" calcext:value-type="float">
            <text:p>-5,12301340384663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ENSG00000206177</text:p>
          </table:table-cell>
          <table:table-cell office:value-type="string" calcext:value-type="string">
            <text:p>NM_001003938</text:p>
          </table:table-cell>
          <table:table-cell office:value-type="string" calcext:value-type="string">
            <text:p>AAH35682</text:p>
          </table:table-cell>
          <table:table-cell office:value-type="string" calcext:value-type="string">
            <text:p>HBAP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Z</text:p>
          </table:table-cell>
          <table:table-cell office:value-type="string" calcext:value-type="string">
            <text:p>hemoglobin subunit zeta</text:p>
          </table:table-cell>
          <table:table-cell table:style-name="ce3" office:value-type="float" office:value="0.0452983336001891" calcext:value-type="float">
            <text:p>0,0452983336001891</text:p>
          </table:table-cell>
          <table:table-cell table:style-name="ce3" office:value-type="float" office:value="1.03189654219093" calcext:value-type="float">
            <text:p>1,03189654219093</text:p>
          </table:table-cell>
          <table:table-cell office:value-type="float" office:value="1.90813085360275" calcext:value-type="float">
            <text:p>1,90813085360275</text:p>
          </table:table-cell>
          <table:table-cell office:value-type="float" office:value="0.27146537988173" calcext:value-type="float">
            <text:p>0,27146537988173</text:p>
          </table:table-cell>
          <table:table-cell office:value-type="float" office:value="0.790331712793636" calcext:value-type="float">
            <text:p>0,790331712793636</text:p>
          </table:table-cell>
          <table:table-cell office:value-type="float" office:value="0.956545705463842" calcext:value-type="float">
            <text:p>0,956545705463842</text:p>
          </table:table-cell>
          <table:table-cell office:value-type="float" office:value="-5.12300670701505" calcext:value-type="float">
            <text:p>-5,1230067070150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ENSG00000130656</text:p>
          </table:table-cell>
          <table:table-cell office:value-type="string" calcext:value-type="string">
            <text:p>NM_005332</text:p>
          </table:table-cell>
          <table:table-cell office:value-type="string" calcext:value-type="string">
            <text:p>AAA61306</text:p>
          </table:table-cell>
          <table:table-cell office:value-type="string" calcext:value-type="string">
            <text:p>HBAZ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DC17</text:p>
          </table:table-cell>
          <table:table-cell office:value-type="string" calcext:value-type="string">
            <text:p>thioredoxin domain containing 17</text:p>
          </table:table-cell>
          <table:table-cell table:style-name="ce3" office:value-type="float" office:value="0.0358374125962553" calcext:value-type="float">
            <text:p>0,0358374125962553</text:p>
          </table:table-cell>
          <table:table-cell table:style-name="ce3" office:value-type="float" office:value="1.02515169985669" calcext:value-type="float">
            <text:p>1,02515169985669</text:p>
          </table:table-cell>
          <table:table-cell office:value-type="float" office:value="1.79250296802668" calcext:value-type="float">
            <text:p>1,79250296802668</text:p>
          </table:table-cell>
          <table:table-cell office:value-type="float" office:value="0.265705372033735" calcext:value-type="float">
            <text:p>0,265705372033735</text:p>
          </table:table-cell>
          <table:table-cell office:value-type="float" office:value="0.79466797927507" calcext:value-type="float">
            <text:p>0,79466797927507</text:p>
          </table:table-cell>
          <table:table-cell office:value-type="float" office:value="0.957137828658765" calcext:value-type="float">
            <text:p>0,957137828658765</text:p>
          </table:table-cell>
          <table:table-cell office:value-type="float" office:value="-5.12411543939617" calcext:value-type="float">
            <text:p>-5,12411543939617</text:p>
          </table:table-cell>
          <table:table-cell office:value-type="float" office:value="84817" calcext:value-type="float">
            <text:p>84817</text:p>
          </table:table-cell>
          <table:table-cell office:value-type="string" calcext:value-type="string">
            <text:p>ENSG00000129235</text:p>
          </table:table-cell>
          <table:table-cell office:value-type="string" calcext:value-type="string">
            <text:p>NM_032731</text:p>
          </table:table-cell>
          <table:table-cell office:value-type="string" calcext:value-type="string">
            <text:p>AAH06405</text:p>
          </table:table-cell>
          <table:table-cell office:value-type="string" calcext:value-type="string">
            <text:p>TRP14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PO</text:p>
          </table:table-cell>
          <table:table-cell office:value-type="string" calcext:value-type="string">
            <text:p>lactoperoxidase</text:p>
          </table:table-cell>
          <table:table-cell table:style-name="ce3" office:value-type="float" office:value="0.0348436986743632" calcext:value-type="float">
            <text:p>0,0348436986743632</text:p>
          </table:table-cell>
          <table:table-cell table:style-name="ce3" office:value-type="float" office:value="1.02444582874041" calcext:value-type="float">
            <text:p>1,02444582874041</text:p>
          </table:table-cell>
          <table:table-cell office:value-type="float" office:value="5.7051200308384" calcext:value-type="float">
            <text:p>5,7051200308384</text:p>
          </table:table-cell>
          <table:table-cell office:value-type="float" office:value="0.246996773695129" calcext:value-type="float">
            <text:p>0,246996773695129</text:p>
          </table:table-cell>
          <table:table-cell office:value-type="float" office:value="0.808800617457604" calcext:value-type="float">
            <text:p>0,808800617457604</text:p>
          </table:table-cell>
          <table:table-cell office:value-type="float" office:value="0.960199308151985" calcext:value-type="float">
            <text:p>0,960199308151985</text:p>
          </table:table-cell>
          <table:table-cell office:value-type="float" office:value="-5.12755482326269" calcext:value-type="float">
            <text:p>-5,12755482326269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ENSG00000167419</text:p>
          </table:table-cell>
          <table:table-cell office:value-type="string" calcext:value-type="string">
            <text:p>NM_001160102</text:p>
          </table:table-cell>
          <table:table-cell office:value-type="string" calcext:value-type="string">
            <text:p>AAA63213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80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970" calcext:value-type="float">
            <text:p>49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DC2</text:p>
          </table:table-cell>
          <table:table-cell office:value-type="string" calcext:value-type="string">
            <text:p>thioredoxin domain containing 2</text:p>
          </table:table-cell>
          <table:table-cell table:style-name="ce3" office:value-type="float" office:value="0.0336329211552435" calcext:value-type="float">
            <text:p>0,0336329211552435</text:p>
          </table:table-cell>
          <table:table-cell table:style-name="ce3" office:value-type="float" office:value="1.02358642630365" calcext:value-type="float">
            <text:p>1,02358642630365</text:p>
          </table:table-cell>
          <table:table-cell office:value-type="float" office:value="4.3920551985118" calcext:value-type="float">
            <text:p>4,3920551985118</text:p>
          </table:table-cell>
          <table:table-cell office:value-type="float" office:value="0.198879129327458" calcext:value-type="float">
            <text:p>0,198879129327458</text:p>
          </table:table-cell>
          <table:table-cell office:value-type="float" office:value="0.84545964467226" calcext:value-type="float">
            <text:p>0,84545964467226</text:p>
          </table:table-cell>
          <table:table-cell office:value-type="float" office:value="0.968932822725723" calcext:value-type="float">
            <text:p>0,968932822725723</text:p>
          </table:table-cell>
          <table:table-cell office:value-type="float" office:value="-5.13526005422527" calcext:value-type="float">
            <text:p>-5,13526005422527</text:p>
          </table:table-cell>
          <table:table-cell office:value-type="float" office:value="84203" calcext:value-type="float">
            <text:p>84203</text:p>
          </table:table-cell>
          <table:table-cell office:value-type="string" calcext:value-type="string">
            <text:p>ENSG00000168454</text:p>
          </table:table-cell>
          <table:table-cell office:value-type="string" calcext:value-type="string">
            <text:p>NM_001098529</text:p>
          </table:table-cell>
          <table:table-cell office:value-type="string" calcext:value-type="string">
            <text:p>AAH50132</text:p>
          </table:table-cell>
          <table:table-cell office:value-type="string" calcext:value-type="string">
            <text:p>SPTRX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791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NOW</text:p>
          </table:table-cell>
          <table:table-cell office:value-type="string" calcext:value-type="string">
            <text:p>selenoprotein W</text:p>
          </table:table-cell>
          <table:table-cell table:style-name="ce3" office:value-type="float" office:value="0.0335967509330879" calcext:value-type="float">
            <text:p>0,0335967509330879</text:p>
          </table:table-cell>
          <table:table-cell table:style-name="ce3" office:value-type="float" office:value="1.02356076399576" calcext:value-type="float">
            <text:p>1,02356076399576</text:p>
          </table:table-cell>
          <table:table-cell office:value-type="float" office:value="3.5423883918847" calcext:value-type="float">
            <text:p>3,5423883918847</text:p>
          </table:table-cell>
          <table:table-cell office:value-type="float" office:value="0.146464149684827" calcext:value-type="float">
            <text:p>0,146464149684827</text:p>
          </table:table-cell>
          <table:table-cell office:value-type="float" office:value="0.885820611333985" calcext:value-type="float">
            <text:p>0,885820611333985</text:p>
          </table:table-cell>
          <table:table-cell office:value-type="float" office:value="0.978350844889267" calcext:value-type="float">
            <text:p>0,978350844889267</text:p>
          </table:table-cell>
          <table:table-cell office:value-type="float" office:value="-5.14177420091361" calcext:value-type="float">
            <text:p>-5,14177420091361</text:p>
          </table:table-cell>
          <table:table-cell office:value-type="float" office:value="6415" calcext:value-type="float">
            <text:p>6415</text:p>
          </table:table-cell>
          <table:table-cell office:value-type="string" calcext:value-type="string">
            <text:p>ENSG00000178980</text:p>
          </table:table-cell>
          <table:table-cell office:value-type="string" calcext:value-type="string">
            <text:p>NM_003009</text:p>
          </table:table-cell>
          <table:table-cell office:value-type="string" calcext:value-type="string">
            <text:p>AAB69859</text:p>
          </table:table-cell>
          <table:table-cell office:value-type="string" calcext:value-type="string">
            <text:p>SEPW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5829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DX2</text:p>
          </table:table-cell>
          <table:table-cell office:value-type="string" calcext:value-type="string">
            <text:p>peroxiredoxin 2</text:p>
          </table:table-cell>
          <table:table-cell table:style-name="ce3" office:value-type="float" office:value="0.0255743225200469" calcext:value-type="float">
            <text:p>0,0255743225200469</text:p>
          </table:table-cell>
          <table:table-cell table:style-name="ce3" office:value-type="float" office:value="1.01788482126303" calcext:value-type="float">
            <text:p>1,01788482126303</text:p>
          </table:table-cell>
          <table:table-cell office:value-type="float" office:value="4.9164526787005" calcext:value-type="float">
            <text:p>4,9164526787005</text:p>
          </table:table-cell>
          <table:table-cell office:value-type="float" office:value="0.13253399878638" calcext:value-type="float">
            <text:p>0,13253399878638</text:p>
          </table:table-cell>
          <table:table-cell office:value-type="float" office:value="0.896608295840266" calcext:value-type="float">
            <text:p>0,896608295840266</text:p>
          </table:table-cell>
          <table:table-cell office:value-type="float" office:value="0.980399237166595" calcext:value-type="float">
            <text:p>0,980399237166595</text:p>
          </table:table-cell>
          <table:table-cell office:value-type="float" office:value="-5.14317443271034" calcext:value-type="float">
            <text:p>-5,14317443271034</text:p>
          </table:table-cell>
          <table:table-cell office:value-type="float" office:value="7001" calcext:value-type="float">
            <text:p>7001</text:p>
          </table:table-cell>
          <table:table-cell office:value-type="string" calcext:value-type="string">
            <text:p>ENSG00000167815</text:p>
          </table:table-cell>
          <table:table-cell office:value-type="string" calcext:value-type="string">
            <text:p>NM_005809</text:p>
          </table:table-cell>
          <table:table-cell office:value-type="string" calcext:value-type="string">
            <text:p>AAA50465</text:p>
          </table:table-cell>
          <table:table-cell office:value-type="string" calcext:value-type="string">
            <text:p>HEL-S-2a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187</text:p>
          </table:table-cell>
          <table:table-cell office:value-type="string" calcext:value-type="string">
            <text:p>GO:0000165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OE</text:p>
          </table:table-cell>
          <table:table-cell office:value-type="string" calcext:value-type="string">
            <text:p>apolipoprotein E</text:p>
          </table:table-cell>
          <table:table-cell table:style-name="ce3" office:value-type="float" office:value="0.0179866696112669" calcext:value-type="float">
            <text:p>0,0179866696112669</text:p>
          </table:table-cell>
          <table:table-cell table:style-name="ce3" office:value-type="float" office:value="1.01254545146692" calcext:value-type="float">
            <text:p>1,01254545146692</text:p>
          </table:table-cell>
          <table:table-cell office:value-type="float" office:value="2.82066542571064" calcext:value-type="float">
            <text:p>2,82066542571064</text:p>
          </table:table-cell>
          <table:table-cell office:value-type="float" office:value="0.110898564408159" calcext:value-type="float">
            <text:p>0,110898564408159</text:p>
          </table:table-cell>
          <table:table-cell office:value-type="float" office:value="0.913404774917176" calcext:value-type="float">
            <text:p>0,913404774917176</text:p>
          </table:table-cell>
          <table:table-cell office:value-type="float" office:value="0.983750949895602" calcext:value-type="float">
            <text:p>0,983750949895602</text:p>
          </table:table-cell>
          <table:table-cell office:value-type="float" office:value="-5.14507285103594" calcext:value-type="float">
            <text:p>-5,1450728510359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ENSG00000130203</text:p>
          </table:table-cell>
          <table:table-cell office:value-type="string" calcext:value-type="string">
            <text:p>NM_000041</text:p>
          </table:table-cell>
          <table:table-cell office:value-type="string" calcext:value-type="string">
            <text:p>AAB59397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302</text:p>
          </table:table-cell>
          <table:table-cell office:value-type="string" calcext:value-type="string">
            <text:p>GO:0000165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010" calcext:value-type="float">
            <text:p>50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D1</text:p>
          </table:table-cell>
          <table:table-cell office:value-type="string" calcext:value-type="string">
            <text:p>superoxide dismutase 1</text:p>
          </table:table-cell>
          <table:table-cell table:style-name="ce3" office:value-type="float" office:value="0.0117382880175736" calcext:value-type="float">
            <text:p>0,0117382880175736</text:p>
          </table:table-cell>
          <table:table-cell table:style-name="ce3" office:value-type="float" office:value="1.00816955138572" calcext:value-type="float">
            <text:p>1,00816955138572</text:p>
          </table:table-cell>
          <table:table-cell office:value-type="float" office:value="4.13008088678929" calcext:value-type="float">
            <text:p>4,13008088678929</text:p>
          </table:table-cell>
          <table:table-cell office:value-type="float" office:value="0.062333409711877" calcext:value-type="float">
            <text:p>0,062333409711877</text:p>
          </table:table-cell>
          <table:table-cell office:value-type="float" office:value="0.951253426873805" calcext:value-type="float">
            <text:p>0,951253426873805</text:p>
          </table:table-cell>
          <table:table-cell office:value-type="float" office:value="0.991371379645172" calcext:value-type="float">
            <text:p>0,991371379645172</text:p>
          </table:table-cell>
          <table:table-cell office:value-type="float" office:value="-5.14810748774556" calcext:value-type="float">
            <text:p>-5,14810748774556</text:p>
          </table:table-cell>
          <table:table-cell office:value-type="float" office:value="6647" calcext:value-type="float">
            <text:p>6647</text:p>
          </table:table-cell>
          <table:table-cell office:value-type="string" calcext:value-type="string">
            <text:p>ENSG00000142168</text:p>
          </table:table-cell>
          <table:table-cell office:value-type="string" calcext:value-type="string">
            <text:p>NM_000454</text:p>
          </table:table-cell>
          <table:table-cell office:value-type="string" calcext:value-type="string">
            <text:p>AAB05661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187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46" calcext:value-type="float">
            <text:p>4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RD2</text:p>
          </table:table-cell>
          <table:table-cell office:value-type="string" calcext:value-type="string">
            <text:p>thioredoxin reductase 2</text:p>
          </table:table-cell>
          <table:table-cell table:style-name="ce4" office:value-type="float" office:value="-0.00378504157767123" calcext:value-type="float">
            <text:p>-0,00378504157767123</text:p>
          </table:table-cell>
          <table:table-cell table:style-name="ce4" office:value-type="float" office:value="0.997379847708912" calcext:value-type="float">
            <text:p>0,997379847708912</text:p>
          </table:table-cell>
          <table:table-cell office:value-type="float" office:value="1.75680180207277" calcext:value-type="float">
            <text:p>1,75680180207277</text:p>
          </table:table-cell>
          <table:table-cell office:value-type="float" office:value="-0.0271967869014052" calcext:value-type="float">
            <text:p>-0,0271967869014052</text:p>
          </table:table-cell>
          <table:table-cell office:value-type="float" office:value="0.978719292630287" calcext:value-type="float">
            <text:p>0,978719292630287</text:p>
          </table:table-cell>
          <table:table-cell office:value-type="float" office:value="0.996274062787223" calcext:value-type="float">
            <text:p>0,996274062787223</text:p>
          </table:table-cell>
          <table:table-cell office:value-type="float" office:value="-5.14924287044742" calcext:value-type="float">
            <text:p>-5,14924287044742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ENSG00000184470</text:p>
          </table:table-cell>
          <table:table-cell office:value-type="string" calcext:value-type="string">
            <text:p>NM_001282512</text:p>
          </table:table-cell>
          <table:table-cell office:value-type="string" calcext:value-type="string">
            <text:p>AAD19597</text:p>
          </table:table-cell>
          <table:table-cell office:value-type="string" calcext:value-type="string">
            <text:p>GCCD5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305</text:p>
          </table:table-cell>
          <table:table-cell office:value-type="string" calcext:value-type="string">
            <text:p>GO:000016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RXN1</text:p>
          </table:table-cell>
          <table:table-cell office:value-type="string" calcext:value-type="string">
            <text:p>sulfiredoxin 1</text:p>
          </table:table-cell>
          <table:table-cell table:style-name="ce4" office:value-type="float" office:value="-0.0205168600000558" calcext:value-type="float">
            <text:p>-0,0205168600000558</text:p>
          </table:table-cell>
          <table:table-cell table:style-name="ce4" office:value-type="float" office:value="0.985879439997634" calcext:value-type="float">
            <text:p>0,985879439997634</text:p>
          </table:table-cell>
          <table:table-cell office:value-type="float" office:value="3.84242938434882" calcext:value-type="float">
            <text:p>3,84242938434882</text:p>
          </table:table-cell>
          <table:table-cell office:value-type="float" office:value="-0.0683100558939428" calcext:value-type="float">
            <text:p>-0,0683100558939428</text:p>
          </table:table-cell>
          <table:table-cell office:value-type="float" office:value="0.946586997022796" calcext:value-type="float">
            <text:p>0,946586997022796</text:p>
          </table:table-cell>
          <table:table-cell office:value-type="float" office:value="0.990609000455244" calcext:value-type="float">
            <text:p>0,990609000455244</text:p>
          </table:table-cell>
          <table:table-cell office:value-type="float" office:value="-5.14782573379972" calcext:value-type="float">
            <text:p>-5,14782573379972</text:p>
          </table:table-cell>
          <table:table-cell office:value-type="float" office:value="140809" calcext:value-type="float">
            <text:p>140809</text:p>
          </table:table-cell>
          <table:table-cell office:value-type="string" calcext:value-type="string">
            <text:p>ENSG00000271303</text:p>
          </table:table-cell>
          <table:table-cell office:value-type="string" calcext:value-type="string">
            <text:p>NM_080725</text:p>
          </table:table-cell>
          <table:table-cell office:value-type="string" calcext:value-type="string">
            <text:p>AAH17001</text:p>
          </table:table-cell>
          <table:table-cell office:value-type="string" calcext:value-type="string">
            <text:p>C20orf139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5515</text:p>
          </table:table-cell>
          <table:table-cell office:value-type="string" calcext:value-type="string">
            <text:p>GO:0000166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GB</text:p>
          </table:table-cell>
          <table:table-cell office:value-type="string" calcext:value-type="string">
            <text:p>cytoglobin</text:p>
          </table:table-cell>
          <table:table-cell table:style-name="ce4" office:value-type="float" office:value="-0.0297636449018612" calcext:value-type="float">
            <text:p>-0,0297636449018612</text:p>
          </table:table-cell>
          <table:table-cell table:style-name="ce4" office:value-type="float" office:value="0.979580768051912" calcext:value-type="float">
            <text:p>0,979580768051912</text:p>
          </table:table-cell>
          <table:table-cell office:value-type="float" office:value="2.72830141815236" calcext:value-type="float">
            <text:p>2,72830141815236</text:p>
          </table:table-cell>
          <table:table-cell office:value-type="float" office:value="-0.201495202653098" calcext:value-type="float">
            <text:p>-0,201495202653098</text:p>
          </table:table-cell>
          <table:table-cell office:value-type="float" office:value="0.843456034256201" calcext:value-type="float">
            <text:p>0,843456034256201</text:p>
          </table:table-cell>
          <table:table-cell office:value-type="float" office:value="0.96850747069097" calcext:value-type="float">
            <text:p>0,96850747069097</text:p>
          </table:table-cell>
          <table:table-cell office:value-type="float" office:value="-5.13488348992953" calcext:value-type="float">
            <text:p>-5,13488348992953</text:p>
          </table:table-cell>
          <table:table-cell office:value-type="float" office:value="114757" calcext:value-type="float">
            <text:p>114757</text:p>
          </table:table-cell>
          <table:table-cell office:value-type="string" calcext:value-type="string">
            <text:p>ENSG00000161544</text:p>
          </table:table-cell>
          <table:table-cell office:value-type="string" calcext:value-type="string">
            <text:p>NM_134268</text:p>
          </table:table-cell>
          <table:table-cell office:value-type="string" calcext:value-type="string">
            <text:p>AAH29798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PO</text:p>
          </table:table-cell>
          <table:table-cell office:value-type="string" calcext:value-type="string">
            <text:p>myeloperoxidase</text:p>
          </table:table-cell>
          <table:table-cell table:style-name="ce4" office:value-type="float" office:value="-0.0310585052507806" calcext:value-type="float">
            <text:p>-0,0310585052507806</text:p>
          </table:table-cell>
          <table:table-cell table:style-name="ce4" office:value-type="float" office:value="0.97870196053711" calcext:value-type="float">
            <text:p>0,97870196053711</text:p>
          </table:table-cell>
          <table:table-cell office:value-type="float" office:value="5.01559285433612" calcext:value-type="float">
            <text:p>5,01559285433612</text:p>
          </table:table-cell>
          <table:table-cell office:value-type="float" office:value="-0.215002829220925" calcext:value-type="float">
            <text:p>-0,215002829220925</text:p>
          </table:table-cell>
          <table:table-cell office:value-type="float" office:value="0.833129105236915" calcext:value-type="float">
            <text:p>0,833129105236915</text:p>
          </table:table-cell>
          <table:table-cell office:value-type="float" office:value="0.966269803133256" calcext:value-type="float">
            <text:p>0,966269803133256</text:p>
          </table:table-cell>
          <table:table-cell office:value-type="float" office:value="-5.13286156088352" calcext:value-type="float">
            <text:p>-5,13286156088352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ENSG00000005381</text:p>
          </table:table-cell>
          <table:table-cell office:value-type="string" calcext:value-type="string">
            <text:p>NM_000250</text:p>
          </table:table-cell>
          <table:table-cell office:value-type="string" calcext:value-type="string">
            <text:p>AAA59863</text:p>
          </table:table-cell>
          <table:table-cell office:value-type="string" calcext:value-type="string">
            <text:p>MPO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878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45" calcext:value-type="float">
            <text:p>4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Q1</text:p>
          </table:table-cell>
          <table:table-cell office:value-type="string" calcext:value-type="string">
            <text:p>hemoglobin subunit theta 1</text:p>
          </table:table-cell>
          <table:table-cell table:style-name="ce4" office:value-type="float" office:value="-0.0321616139873555" calcext:value-type="float">
            <text:p>-0,0321616139873555</text:p>
          </table:table-cell>
          <table:table-cell table:style-name="ce4" office:value-type="float" office:value="0.977953914684003" calcext:value-type="float">
            <text:p>0,977953914684003</text:p>
          </table:table-cell>
          <table:table-cell office:value-type="float" office:value="9.21853735744197" calcext:value-type="float">
            <text:p>9,21853735744197</text:p>
          </table:table-cell>
          <table:table-cell office:value-type="float" office:value="-0.325776995948897" calcext:value-type="float">
            <text:p>-0,325776995948897</text:p>
          </table:table-cell>
          <table:table-cell office:value-type="float" office:value="0.749820644263596" calcext:value-type="float">
            <text:p>0,749820644263596</text:p>
          </table:table-cell>
          <table:table-cell office:value-type="float" office:value="0.946691891023484" calcext:value-type="float">
            <text:p>0,946691891023484</text:p>
          </table:table-cell>
          <table:table-cell office:value-type="float" office:value="-5.11140443315281" calcext:value-type="float">
            <text:p>-5,11140443315281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ENSG00000086506</text:p>
          </table:table-cell>
          <table:table-cell office:value-type="string" calcext:value-type="string">
            <text:p>NM_005331</text:p>
          </table:table-cell>
          <table:table-cell office:value-type="string" calcext:value-type="string">
            <text:p>AAA52640</text:p>
          </table:table-cell>
          <table:table-cell office:value-type="string" calcext:value-type="string">
            <text:p>HBQ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4</text:p>
          </table:table-cell>
          <table:table-cell office:value-type="string" calcext:value-type="string">
            <text:p>glutathione peroxidase 4</text:p>
          </table:table-cell>
          <table:table-cell table:style-name="ce4" office:value-type="float" office:value="-0.033061604873307" calcext:value-type="float">
            <text:p>-0,033061604873307</text:p>
          </table:table-cell>
          <table:table-cell table:style-name="ce4" office:value-type="float" office:value="0.977344031713544" calcext:value-type="float">
            <text:p>0,977344031713544</text:p>
          </table:table-cell>
          <table:table-cell office:value-type="float" office:value="3.77729706615542" calcext:value-type="float">
            <text:p>3,77729706615542</text:p>
          </table:table-cell>
          <table:table-cell office:value-type="float" office:value="-0.168625992280188" calcext:value-type="float">
            <text:p>-0,168625992280188</text:p>
          </table:table-cell>
          <table:table-cell office:value-type="float" office:value="0.868707832014559" calcext:value-type="float">
            <text:p>0,868707832014559</text:p>
          </table:table-cell>
          <table:table-cell office:value-type="float" office:value="0.973930933540996" calcext:value-type="float">
            <text:p>0,973930933540996</text:p>
          </table:table-cell>
          <table:table-cell office:value-type="float" office:value="-5.13925976639427" calcext:value-type="float">
            <text:p>-5,13925976639427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ENSG00000167468</text:p>
          </table:table-cell>
          <table:table-cell office:value-type="string" calcext:value-type="string">
            <text:p>NM_001039847</text:p>
          </table:table-cell>
          <table:table-cell office:value-type="string" calcext:value-type="string">
            <text:p>AAC03239</text:p>
          </table:table-cell>
          <table:table-cell office:value-type="string" calcext:value-type="string">
            <text:p>GPx-4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P</text:p>
          </table:table-cell>
          <table:table-cell office:value-type="string" calcext:value-type="string">
            <text:p>haptoglobin</text:p>
          </table:table-cell>
          <table:table-cell table:style-name="ce4" office:value-type="float" office:value="-0.0352542054326035" calcext:value-type="float">
            <text:p>-0,0352542054326035</text:p>
          </table:table-cell>
          <table:table-cell table:style-name="ce4" office:value-type="float" office:value="0.975859797394292" calcext:value-type="float">
            <text:p>0,975859797394292</text:p>
          </table:table-cell>
          <table:table-cell office:value-type="float" office:value="1.43322986148019" calcext:value-type="float">
            <text:p>1,43322986148019</text:p>
          </table:table-cell>
          <table:table-cell office:value-type="float" office:value="-0.304556711228788" calcext:value-type="float">
            <text:p>-0,304556711228788</text:p>
          </table:table-cell>
          <table:table-cell office:value-type="float" office:value="0.765564690085736" calcext:value-type="float">
            <text:p>0,765564690085736</text:p>
          </table:table-cell>
          <table:table-cell office:value-type="float" office:value="0.950717280717051" calcext:value-type="float">
            <text:p>0,950717280717051</text:p>
          </table:table-cell>
          <table:table-cell office:value-type="float" office:value="-5.11618409104414" calcext:value-type="float">
            <text:p>-5,11618409104414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ENSG00000257017</text:p>
          </table:table-cell>
          <table:table-cell office:value-type="string" calcext:value-type="string">
            <text:p>NM_001126102</text:p>
          </table:table-cell>
          <table:table-cell office:value-type="string" calcext:value-type="string">
            <text:p>AAA52684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2526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OX1</text:p>
          </table:table-cell>
          <table:table-cell office:value-type="string" calcext:value-type="string">
            <text:p>dual oxidase 1</text:p>
          </table:table-cell>
          <table:table-cell table:style-name="ce4" office:value-type="float" office:value="-0.0437104946421965" calcext:value-type="float">
            <text:p>-0,0437104946421965</text:p>
          </table:table-cell>
          <table:table-cell table:style-name="ce4" office:value-type="float" office:value="0.970156571956835" calcext:value-type="float">
            <text:p>0,970156571956835</text:p>
          </table:table-cell>
          <table:table-cell office:value-type="float" office:value="6.98809414116991" calcext:value-type="float">
            <text:p>6,98809414116991</text:p>
          </table:table-cell>
          <table:table-cell office:value-type="float" office:value="-0.368703378625919" calcext:value-type="float">
            <text:p>-0,368703378625919</text:p>
          </table:table-cell>
          <table:table-cell office:value-type="float" office:value="0.718333195381884" calcext:value-type="float">
            <text:p>0,718333195381884</text:p>
          </table:table-cell>
          <table:table-cell office:value-type="float" office:value="0.939172472405724" calcext:value-type="float">
            <text:p>0,939172472405724</text:p>
          </table:table-cell>
          <table:table-cell office:value-type="float" office:value="-5.10077527438387" calcext:value-type="float">
            <text:p>-5,10077527438387</text:p>
          </table:table-cell>
          <table:table-cell office:value-type="float" office:value="53905" calcext:value-type="float">
            <text:p>53905</text:p>
          </table:table-cell>
          <table:table-cell office:value-type="string" calcext:value-type="string">
            <text:p>ENSG00000137857</text:p>
          </table:table-cell>
          <table:table-cell office:value-type="string" calcext:value-type="string">
            <text:p>NM_017434</text:p>
          </table:table-cell>
          <table:table-cell office:value-type="string" calcext:value-type="string">
            <text:p>AAF71295</text:p>
          </table:table-cell>
          <table:table-cell office:value-type="string" calcext:value-type="string">
            <text:p>LNOX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0166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X</text:p>
          </table:table-cell>
          <table:table-cell office:value-type="string" calcext:value-type="string">
            <text:p>eosinophil peroxidase</text:p>
          </table:table-cell>
          <table:table-cell table:style-name="ce4" office:value-type="float" office:value="-0.047582102449478" calcext:value-type="float">
            <text:p>-0,047582102449478</text:p>
          </table:table-cell>
          <table:table-cell table:style-name="ce4" office:value-type="float" office:value="0.967556555820761" calcext:value-type="float">
            <text:p>0,967556555820761</text:p>
          </table:table-cell>
          <table:table-cell office:value-type="float" office:value="2.05623124767142" calcext:value-type="float">
            <text:p>2,05623124767142</text:p>
          </table:table-cell>
          <table:table-cell office:value-type="float" office:value="-0.247049273759444" calcext:value-type="float">
            <text:p>-0,247049273759444</text:p>
          </table:table-cell>
          <table:table-cell office:value-type="float" office:value="0.808760857912974" calcext:value-type="float">
            <text:p>0,808760857912974</text:p>
          </table:table-cell>
          <table:table-cell office:value-type="float" office:value="0.960172550024264" calcext:value-type="float">
            <text:p>0,960172550024264</text:p>
          </table:table-cell>
          <table:table-cell office:value-type="float" office:value="-5.12754551829373" calcext:value-type="float">
            <text:p>-5,12754551829373</text:p>
          </table:table-cell>
          <table:table-cell office:value-type="float" office:value="8288" calcext:value-type="float">
            <text:p>8288</text:p>
          </table:table-cell>
          <table:table-cell office:value-type="string" calcext:value-type="string">
            <text:p>ENSG00000121053</text:p>
          </table:table-cell>
          <table:table-cell office:value-type="string" calcext:value-type="string">
            <text:p>NM_000502</text:p>
          </table:table-cell>
          <table:table-cell office:value-type="string" calcext:value-type="string">
            <text:p>AAA58458</text:p>
          </table:table-cell>
          <table:table-cell office:value-type="string" calcext:value-type="string">
            <text:p>EPO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2215</text:p>
          </table:table-cell>
          <table:table-cell office:value-type="string" calcext:value-type="string">
            <text:p>GO:0001775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310" calcext:value-type="float">
            <text:p>53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XN</text:p>
          </table:table-cell>
          <table:table-cell office:value-type="string" calcext:value-type="string">
            <text:p>nucleoredoxin</text:p>
          </table:table-cell>
          <table:table-cell table:style-name="ce4" office:value-type="float" office:value="-0.0558495136686932" calcext:value-type="float">
            <text:p>-0,0558495136686932</text:p>
          </table:table-cell>
          <table:table-cell table:style-name="ce4" office:value-type="float" office:value="0.962027797758453" calcext:value-type="float">
            <text:p>0,962027797758453</text:p>
          </table:table-cell>
          <table:table-cell office:value-type="float" office:value="2.38786866584736" calcext:value-type="float">
            <text:p>2,38786866584736</text:p>
          </table:table-cell>
          <table:table-cell office:value-type="float" office:value="-0.237029613123904" calcext:value-type="float">
            <text:p>-0,237029613123904</text:p>
          </table:table-cell>
          <table:table-cell office:value-type="float" office:value="0.81635887805832" calcext:value-type="float">
            <text:p>0,81635887805832</text:p>
          </table:table-cell>
          <table:table-cell office:value-type="float" office:value="0.961852416136501" calcext:value-type="float">
            <text:p>0,961852416136501</text:p>
          </table:table-cell>
          <table:table-cell office:value-type="float" office:value="-5.1292859800601" calcext:value-type="float">
            <text:p>-5,1292859800601</text:p>
          </table:table-cell>
          <table:table-cell office:value-type="float" office:value="64359" calcext:value-type="float">
            <text:p>64359</text:p>
          </table:table-cell>
          <table:table-cell office:value-type="string" calcext:value-type="string">
            <text:p>ENSG00000167693</text:p>
          </table:table-cell>
          <table:table-cell office:value-type="string" calcext:value-type="string">
            <text:p>NM_001205319</text:p>
          </table:table-cell>
          <table:table-cell office:value-type="string" calcext:value-type="string">
            <text:p>AAH09327</text:p>
          </table:table-cell>
          <table:table-cell office:value-type="string" calcext:value-type="string">
            <text:p>NRX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701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QO1</text:p>
          </table:table-cell>
          <table:table-cell office:value-type="string" calcext:value-type="string">
            <text:p>NAD(P)H quinone dehydrogenase 1</text:p>
          </table:table-cell>
          <table:table-cell table:style-name="ce4" office:value-type="float" office:value="-0.0578374504873085" calcext:value-type="float">
            <text:p>-0,0578374504873085</text:p>
          </table:table-cell>
          <table:table-cell table:style-name="ce4" office:value-type="float" office:value="0.960703100981661" calcext:value-type="float">
            <text:p>0,960703100981661</text:p>
          </table:table-cell>
          <table:table-cell office:value-type="float" office:value="3.17540989364067" calcext:value-type="float">
            <text:p>3,17540989364067</text:p>
          </table:table-cell>
          <table:table-cell office:value-type="float" office:value="-0.277905653161579" calcext:value-type="float">
            <text:p>-0,277905653161579</text:p>
          </table:table-cell>
          <table:table-cell office:value-type="float" office:value="0.785491928571998" calcext:value-type="float">
            <text:p>0,785491928571998</text:p>
          </table:table-cell>
          <table:table-cell office:value-type="float" office:value="0.955396894889064" calcext:value-type="float">
            <text:p>0,955396894889064</text:p>
          </table:table-cell>
          <table:table-cell office:value-type="float" office:value="-5.12173930767044" calcext:value-type="float">
            <text:p>-5,12173930767044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ENSG00000181019</text:p>
          </table:table-cell>
          <table:table-cell office:value-type="string" calcext:value-type="string">
            <text:p>NM_000903</text:p>
          </table:table-cell>
          <table:table-cell office:value-type="string" calcext:value-type="string">
            <text:p>AAA59940</text:p>
          </table:table-cell>
          <table:table-cell office:value-type="string" calcext:value-type="string">
            <text:p>DHQU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2931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A1</text:p>
          </table:table-cell>
          <table:table-cell office:value-type="string" calcext:value-type="string">
            <text:p>hemoglobin subunit alpha 1</text:p>
          </table:table-cell>
          <table:table-cell table:style-name="ce4" office:value-type="float" office:value="-0.0601252442890066" calcext:value-type="float">
            <text:p>-0,0601252442890066</text:p>
          </table:table-cell>
          <table:table-cell table:style-name="ce4" office:value-type="float" office:value="0.959180846606916" calcext:value-type="float">
            <text:p>0,959180846606916</text:p>
          </table:table-cell>
          <table:table-cell office:value-type="float" office:value="3.44714396944727" calcext:value-type="float">
            <text:p>3,44714396944727</text:p>
          </table:table-cell>
          <table:table-cell office:value-type="float" office:value="-0.325789100675574" calcext:value-type="float">
            <text:p>-0,325789100675574</text:p>
          </table:table-cell>
          <table:table-cell office:value-type="float" office:value="0.749811695806029" calcext:value-type="float">
            <text:p>0,749811695806029</text:p>
          </table:table-cell>
          <table:table-cell office:value-type="float" office:value="0.946691891023484" calcext:value-type="float">
            <text:p>0,946691891023484</text:p>
          </table:table-cell>
          <table:table-cell office:value-type="float" office:value="-5.11140161677683" calcext:value-type="float">
            <text:p>-5,11140161677683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ENSG00000206172</text:p>
          </table:table-cell>
          <table:table-cell office:value-type="string" calcext:value-type="string">
            <text:p>NM_000558</text:p>
          </table:table-cell>
          <table:table-cell office:value-type="string" calcext:value-type="string">
            <text:p>AAA52629</text:p>
          </table:table-cell>
          <table:table-cell office:value-type="string" calcext:value-type="string">
            <text:p>ECYT7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143" calcext:value-type="float">
            <text:p>5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G2</text:p>
          </table:table-cell>
          <table:table-cell office:value-type="string" calcext:value-type="string">
            <text:p>hemoglobin subunit gamma 2</text:p>
          </table:table-cell>
          <table:table-cell table:style-name="ce4" office:value-type="float" office:value="-0.0636451859699554" calcext:value-type="float">
            <text:p>-0,0636451859699554</text:p>
          </table:table-cell>
          <table:table-cell table:style-name="ce4" office:value-type="float" office:value="0.956843453651571" calcext:value-type="float">
            <text:p>0,956843453651571</text:p>
          </table:table-cell>
          <table:table-cell office:value-type="float" office:value="1.40746102349595" calcext:value-type="float">
            <text:p>1,40746102349595</text:p>
          </table:table-cell>
          <table:table-cell office:value-type="float" office:value="-0.547380347206488" calcext:value-type="float">
            <text:p>-0,547380347206488</text:p>
          </table:table-cell>
          <table:table-cell office:value-type="float" office:value="0.593468004460081" calcext:value-type="float">
            <text:p>0,593468004460081</text:p>
          </table:table-cell>
          <table:table-cell office:value-type="float" office:value="0.903647750227192" calcext:value-type="float">
            <text:p>0,903647750227192</text:p>
          </table:table-cell>
          <table:table-cell office:value-type="float" office:value="-5.04298718204154" calcext:value-type="float">
            <text:p>-5,04298718204154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ENSG00000196565</text:p>
          </table:table-cell>
          <table:table-cell office:value-type="string" calcext:value-type="string">
            <text:p>NM_000184</text:p>
          </table:table-cell>
          <table:table-cell office:value-type="string" calcext:value-type="string">
            <text:p>AAA16331</text:p>
          </table:table-cell>
          <table:table-cell office:value-type="string" calcext:value-type="string">
            <text:p>HBG-T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OX5AP</text:p>
          </table:table-cell>
          <table:table-cell office:value-type="string" calcext:value-type="string">
            <text:p>arachidonate 5-lipoxygenase activating protein</text:p>
          </table:table-cell>
          <table:table-cell table:style-name="ce4" office:value-type="float" office:value="-0.0703842534659924" calcext:value-type="float">
            <text:p>-0,0703842534659924</text:p>
          </table:table-cell>
          <table:table-cell table:style-name="ce4" office:value-type="float" office:value="0.952384302218903" calcext:value-type="float">
            <text:p>0,952384302218903</text:p>
          </table:table-cell>
          <table:table-cell office:value-type="float" office:value="3.4980488587147" calcext:value-type="float">
            <text:p>3,4980488587147</text:p>
          </table:table-cell>
          <table:table-cell office:value-type="float" office:value="-0.465690484545629" calcext:value-type="float">
            <text:p>-0,465690484545629</text:p>
          </table:table-cell>
          <table:table-cell office:value-type="float" office:value="0.649206953053721" calcext:value-type="float">
            <text:p>0,649206953053721</text:p>
          </table:table-cell>
          <table:table-cell office:value-type="float" office:value="0.920420783362679" calcext:value-type="float">
            <text:p>0,920420783362679</text:p>
          </table:table-cell>
          <table:table-cell office:value-type="float" office:value="-5.07208436872328" calcext:value-type="float">
            <text:p>-5,0720843687232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NSG00000132965</text:p>
          </table:table-cell>
          <table:table-cell office:value-type="string" calcext:value-type="string">
            <text:p>NM_001204406</text:p>
          </table:table-cell>
          <table:table-cell office:value-type="string" calcext:value-type="string">
            <text:p>AAA35845</text:p>
          </table:table-cell>
          <table:table-cell office:value-type="string" calcext:value-type="string">
            <text:p>FLAP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2</text:p>
          </table:table-cell>
          <table:table-cell office:value-type="string" calcext:value-type="string">
            <text:p>glutathione peroxidase 2</text:p>
          </table:table-cell>
          <table:table-cell table:style-name="ce4" office:value-type="float" office:value="-0.0772644462334224" calcext:value-type="float">
            <text:p>-0,0772644462334224</text:p>
          </table:table-cell>
          <table:table-cell table:style-name="ce4" office:value-type="float" office:value="0.947853207558586" calcext:value-type="float">
            <text:p>0,947853207558586</text:p>
          </table:table-cell>
          <table:table-cell office:value-type="float" office:value="1.90485782350714" calcext:value-type="float">
            <text:p>1,90485782350714</text:p>
          </table:table-cell>
          <table:table-cell office:value-type="float" office:value="-0.392600811005241" calcext:value-type="float">
            <text:p>-0,392600811005241</text:p>
          </table:table-cell>
          <table:table-cell office:value-type="float" office:value="0.701028938087532" calcext:value-type="float">
            <text:p>0,701028938087532</text:p>
          </table:table-cell>
          <table:table-cell office:value-type="float" office:value="0.934588175563984" calcext:value-type="float">
            <text:p>0,934588175563984</text:p>
          </table:table-cell>
          <table:table-cell office:value-type="float" office:value="-5.09430447934758" calcext:value-type="float">
            <text:p>-5,09430447934758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ENSG00000176153</text:p>
          </table:table-cell>
          <table:table-cell office:value-type="string" calcext:value-type="string">
            <text:p>NM_002083</text:p>
          </table:table-cell>
          <table:table-cell office:value-type="string" calcext:value-type="string">
            <text:p>AA135289</text:p>
          </table:table-cell>
          <table:table-cell office:value-type="string" calcext:value-type="string">
            <text:p>GI-GPx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RRK2</text:p>
          </table:table-cell>
          <table:table-cell office:value-type="string" calcext:value-type="string">
            <text:p>leucine rich repeat kinase 2</text:p>
          </table:table-cell>
          <table:table-cell table:style-name="ce4" office:value-type="float" office:value="-0.090931158709866" calcext:value-type="float">
            <text:p>-0,090931158709866</text:p>
          </table:table-cell>
          <table:table-cell table:style-name="ce4" office:value-type="float" office:value="0.938916548664734" calcext:value-type="float">
            <text:p>0,938916548664734</text:p>
          </table:table-cell>
          <table:table-cell office:value-type="float" office:value="2.40790597555075" calcext:value-type="float">
            <text:p>2,40790597555075</text:p>
          </table:table-cell>
          <table:table-cell office:value-type="float" office:value="-0.535357807175561" calcext:value-type="float">
            <text:p>-0,535357807175561</text:p>
          </table:table-cell>
          <table:table-cell office:value-type="float" office:value="0.601516414670487" calcext:value-type="float">
            <text:p>0,601516414670487</text:p>
          </table:table-cell>
          <table:table-cell office:value-type="float" office:value="0.905974247856516" calcext:value-type="float">
            <text:p>0,905974247856516</text:p>
          </table:table-cell>
          <table:table-cell office:value-type="float" office:value="-5.04754782019194" calcext:value-type="float">
            <text:p>-5,04754782019194</text:p>
          </table:table-cell>
          <table:table-cell office:value-type="float" office:value="120892" calcext:value-type="float">
            <text:p>120892</text:p>
          </table:table-cell>
          <table:table-cell office:value-type="string" calcext:value-type="string">
            <text:p>ENSG00000188906</text:p>
          </table:table-cell>
          <table:table-cell office:value-type="string" calcext:value-type="string">
            <text:p>NM_198578</text:p>
          </table:table-cell>
          <table:table-cell office:value-type="string" calcext:value-type="string">
            <text:p>AAI17181</text:p>
          </table:table-cell>
          <table:table-cell office:value-type="string" calcext:value-type="string">
            <text:p>AURA17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139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012" calcext:value-type="float">
            <text:p>50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D4</text:p>
          </table:table-cell>
          <table:table-cell office:value-type="string" calcext:value-type="string">
            <text:p>dopamine receptor D4</text:p>
          </table:table-cell>
          <table:table-cell table:style-name="ce4" office:value-type="float" office:value="-0.095555549020419" calcext:value-type="float">
            <text:p>-0,095555549020419</text:p>
          </table:table-cell>
          <table:table-cell table:style-name="ce4" office:value-type="float" office:value="0.935911779712626" calcext:value-type="float">
            <text:p>0,935911779712626</text:p>
          </table:table-cell>
          <table:table-cell office:value-type="float" office:value="3.82748592588996" calcext:value-type="float">
            <text:p>3,82748592588996</text:p>
          </table:table-cell>
          <table:table-cell office:value-type="float" office:value="-0.629125178582266" calcext:value-type="float">
            <text:p>-0,629125178582266</text:p>
          </table:table-cell>
          <table:table-cell office:value-type="float" office:value="0.540256060854235" calcext:value-type="float">
            <text:p>0,540256060854235</text:p>
          </table:table-cell>
          <table:table-cell office:value-type="float" office:value="0.885967776457152" calcext:value-type="float">
            <text:p>0,885967776457152</text:p>
          </table:table-cell>
          <table:table-cell office:value-type="float" office:value="-5.0094778080081" calcext:value-type="float">
            <text:p>-5,0094778080081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ENSG00000069696</text:p>
          </table:table-cell>
          <table:table-cell office:value-type="string" calcext:value-type="string">
            <text:p>NM_000797</text:p>
          </table:table-cell>
          <table:table-cell office:value-type="string" calcext:value-type="string">
            <text:p>AAB33728</text:p>
          </table:table-cell>
          <table:table-cell office:value-type="string" calcext:value-type="string">
            <text:p>D4DR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187</text:p>
          </table:table-cell>
          <table:table-cell office:value-type="string" calcext:value-type="string">
            <text:p>GO:0000165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080" calcext:value-type="float">
            <text:p>4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DX3</text:p>
          </table:table-cell>
          <table:table-cell office:value-type="string" calcext:value-type="string">
            <text:p>peroxiredoxin 3</text:p>
          </table:table-cell>
          <table:table-cell table:style-name="ce4" office:value-type="float" office:value="-0.0985854208405943" calcext:value-type="float">
            <text:p>-0,0985854208405943</text:p>
          </table:table-cell>
          <table:table-cell table:style-name="ce4" office:value-type="float" office:value="0.933948289824101" calcext:value-type="float">
            <text:p>0,933948289824101</text:p>
          </table:table-cell>
          <table:table-cell office:value-type="float" office:value="2.88258911919572" calcext:value-type="float">
            <text:p>2,88258911919572</text:p>
          </table:table-cell>
          <table:table-cell office:value-type="float" office:value="-0.637282132731038" calcext:value-type="float">
            <text:p>-0,637282132731038</text:p>
          </table:table-cell>
          <table:table-cell office:value-type="float" office:value="0.535095883351243" calcext:value-type="float">
            <text:p>0,535095883351243</text:p>
          </table:table-cell>
          <table:table-cell office:value-type="float" office:value="0.884574595682785" calcext:value-type="float">
            <text:p>0,884574595682785</text:p>
          </table:table-cell>
          <table:table-cell office:value-type="float" office:value="-5.00589782454995" calcext:value-type="float">
            <text:p>-5,00589782454995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ENSG00000165672</text:p>
          </table:table-cell>
          <table:table-cell office:value-type="string" calcext:value-type="string">
            <text:p>NM_001302272</text:p>
          </table:table-cell>
          <table:table-cell office:value-type="string" calcext:value-type="string">
            <text:p>AAF22017</text:p>
          </table:table-cell>
          <table:table-cell office:value-type="string" calcext:value-type="string">
            <text:p>AOP-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893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RD1</text:p>
          </table:table-cell>
          <table:table-cell office:value-type="string" calcext:value-type="string">
            <text:p>thioredoxin reductase 1</text:p>
          </table:table-cell>
          <table:table-cell table:style-name="ce4" office:value-type="float" office:value="-0.106111213932429" calcext:value-type="float">
            <text:p>-0,106111213932429</text:p>
          </table:table-cell>
          <table:table-cell table:style-name="ce4" office:value-type="float" office:value="0.929089050223196" calcext:value-type="float">
            <text:p>0,929089050223196</text:p>
          </table:table-cell>
          <table:table-cell office:value-type="float" office:value="2.42032645932343" calcext:value-type="float">
            <text:p>2,42032645932343</text:p>
          </table:table-cell>
          <table:table-cell office:value-type="float" office:value="-0.51931838313534" calcext:value-type="float">
            <text:p>-0,51931838313534</text:p>
          </table:table-cell>
          <table:table-cell office:value-type="float" office:value="0.612339069958302" calcext:value-type="float">
            <text:p>0,612339069958302</text:p>
          </table:table-cell>
          <table:table-cell office:value-type="float" office:value="0.9095988416393" calcext:value-type="float">
            <text:p>0,9095988416393</text:p>
          </table:table-cell>
          <table:table-cell office:value-type="float" office:value="-5.05348352569582" calcext:value-type="float">
            <text:p>-5,05348352569582</text:p>
          </table:table-cell>
          <table:table-cell office:value-type="float" office:value="7296" calcext:value-type="float">
            <text:p>7296</text:p>
          </table:table-cell>
          <table:table-cell office:value-type="string" calcext:value-type="string">
            <text:p>ENSG00000198431</text:p>
          </table:table-cell>
          <table:table-cell office:value-type="string" calcext:value-type="string">
            <text:p>NM_001093771</text:p>
          </table:table-cell>
          <table:table-cell office:value-type="string" calcext:value-type="string">
            <text:p>AAB35418</text:p>
          </table:table-cell>
          <table:table-cell office:value-type="string" calcext:value-type="string">
            <text:p>GRIM-12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650</text:p>
          </table:table-cell>
          <table:table-cell office:value-type="string" calcext:value-type="string">
            <text:p>GO:000016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O1</text:p>
          </table:table-cell>
          <table:table-cell office:value-type="string" calcext:value-type="string">
            <text:p>glutathione S-transferase omega 1</text:p>
          </table:table-cell>
          <table:table-cell table:style-name="ce4" office:value-type="float" office:value="-0.108433545914429" calcext:value-type="float">
            <text:p>-0,108433545914429</text:p>
          </table:table-cell>
          <table:table-cell table:style-name="ce4" office:value-type="float" office:value="0.927594682058524" calcext:value-type="float">
            <text:p>0,927594682058524</text:p>
          </table:table-cell>
          <table:table-cell office:value-type="float" office:value="5.24675501117227" calcext:value-type="float">
            <text:p>5,24675501117227</text:p>
          </table:table-cell>
          <table:table-cell office:value-type="float" office:value="-0.677820269334456" calcext:value-type="float">
            <text:p>-0,677820269334456</text:p>
          </table:table-cell>
          <table:table-cell office:value-type="float" office:value="0.509869053409686" calcext:value-type="float">
            <text:p>0,509869053409686</text:p>
          </table:table-cell>
          <table:table-cell office:value-type="float" office:value="0.875672292870543" calcext:value-type="float">
            <text:p>0,875672292870543</text:p>
          </table:table-cell>
          <table:table-cell office:value-type="float" office:value="-4.9874809758586" calcext:value-type="float">
            <text:p>-4,9874809758586</text:p>
          </table:table-cell>
          <table:table-cell office:value-type="float" office:value="9446" calcext:value-type="float">
            <text:p>9446</text:p>
          </table:table-cell>
          <table:table-cell office:value-type="string" calcext:value-type="string">
            <text:p>ENSG00000148834</text:p>
          </table:table-cell>
          <table:table-cell office:value-type="string" calcext:value-type="string">
            <text:p>NM_001191002</text:p>
          </table:table-cell>
          <table:table-cell office:value-type="string" calcext:value-type="string">
            <text:p>AAB70109</text:p>
          </table:table-cell>
          <table:table-cell office:value-type="string" calcext:value-type="string">
            <text:p>GSTO 1-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3008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OA4</text:p>
          </table:table-cell>
          <table:table-cell office:value-type="string" calcext:value-type="string">
            <text:p>apolipoprotein A4</text:p>
          </table:table-cell>
          <table:table-cell table:style-name="ce4" office:value-type="float" office:value="-0.11117162918384" calcext:value-type="float">
            <text:p>-0,11117162918384</text:p>
          </table:table-cell>
          <table:table-cell table:style-name="ce4" office:value-type="float" office:value="0.925835874572882" calcext:value-type="float">
            <text:p>0,925835874572882</text:p>
          </table:table-cell>
          <table:table-cell office:value-type="float" office:value="2.23929602626784" calcext:value-type="float">
            <text:p>2,23929602626784</text:p>
          </table:table-cell>
          <table:table-cell office:value-type="float" office:value="-0.556239192342827" calcext:value-type="float">
            <text:p>-0,556239192342827</text:p>
          </table:table-cell>
          <table:table-cell office:value-type="float" office:value="0.587573033933101" calcext:value-type="float">
            <text:p>0,587573033933101</text:p>
          </table:table-cell>
          <table:table-cell office:value-type="float" office:value="0.901667718593599" calcext:value-type="float">
            <text:p>0,901667718593599</text:p>
          </table:table-cell>
          <table:table-cell office:value-type="float" office:value="-5.03956580116258" calcext:value-type="float">
            <text:p>-5,0395658011625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ENSG00000110244</text:p>
          </table:table-cell>
          <table:table-cell office:value-type="string" calcext:value-type="string">
            <text:p>NM_000482</text:p>
          </table:table-cell>
          <table:table-cell office:value-type="string" calcext:value-type="string">
            <text:p>AAA51744</text:p>
          </table:table-cell>
          <table:table-cell office:value-type="string" calcext:value-type="string">
            <text:p>APOA4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523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975" calcext:value-type="float">
            <text:p>49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BB</text:p>
          </table:table-cell>
          <table:table-cell office:value-type="string" calcext:value-type="string">
            <text:p>hemoglobin subunit beta</text:p>
          </table:table-cell>
          <table:table-cell table:style-name="ce4" office:value-type="float" office:value="-0.118970797991419" calcext:value-type="float">
            <text:p>-0,118970797991419</text:p>
          </table:table-cell>
          <table:table-cell table:style-name="ce4" office:value-type="float" office:value="0.920844336093575" calcext:value-type="float">
            <text:p>0,920844336093575</text:p>
          </table:table-cell>
          <table:table-cell office:value-type="float" office:value="2.42117583119339" calcext:value-type="float">
            <text:p>2,42117583119339</text:p>
          </table:table-cell>
          <table:table-cell office:value-type="float" office:value="-0.586746167342019" calcext:value-type="float">
            <text:p>-0,586746167342019</text:p>
          </table:table-cell>
          <table:table-cell office:value-type="float" office:value="0.567507812597017" calcext:value-type="float">
            <text:p>0,567507812597017</text:p>
          </table:table-cell>
          <table:table-cell office:value-type="float" office:value="0.895268578269166" calcext:value-type="float">
            <text:p>0,895268578269166</text:p>
          </table:table-cell>
          <table:table-cell office:value-type="float" office:value="-5.02739091632675" calcext:value-type="float">
            <text:p>-5,02739091632675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ENSG00000244734</text:p>
          </table:table-cell>
          <table:table-cell office:value-type="string" calcext:value-type="string">
            <text:p>NM_000518</text:p>
          </table:table-cell>
          <table:table-cell office:value-type="string" calcext:value-type="string">
            <text:p>AAA16334</text:p>
          </table:table-cell>
          <table:table-cell office:value-type="string" calcext:value-type="string">
            <text:p>CD113t-C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143" calcext:value-type="float">
            <text:p>5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</text:p>
          </table:table-cell>
          <table:table-cell office:value-type="string" calcext:value-type="string">
            <text:p>thioredoxin</text:p>
          </table:table-cell>
          <table:table-cell table:style-name="ce4" office:value-type="float" office:value="-0.130026053997139" calcext:value-type="float">
            <text:p>-0,130026053997139</text:p>
          </table:table-cell>
          <table:table-cell table:style-name="ce4" office:value-type="float" office:value="0.913814947263541" calcext:value-type="float">
            <text:p>0,913814947263541</text:p>
          </table:table-cell>
          <table:table-cell office:value-type="float" office:value="1.83819250456398" calcext:value-type="float">
            <text:p>1,83819250456398</text:p>
          </table:table-cell>
          <table:table-cell office:value-type="float" office:value="-0.801333712038759" calcext:value-type="float">
            <text:p>-0,801333712038759</text:p>
          </table:table-cell>
          <table:table-cell office:value-type="float" office:value="0.437460001518126" calcext:value-type="float">
            <text:p>0,437460001518126</text:p>
          </table:table-cell>
          <table:table-cell office:value-type="float" office:value="0.849116168596089" calcext:value-type="float">
            <text:p>0,849116168596089</text:p>
          </table:table-cell>
          <table:table-cell office:value-type="float" office:value="-4.92510696941554" calcext:value-type="float">
            <text:p>-4,92510696941554</text:p>
          </table:table-cell>
          <table:table-cell office:value-type="float" office:value="7295" calcext:value-type="float">
            <text:p>7295</text:p>
          </table:table-cell>
          <table:table-cell office:value-type="string" calcext:value-type="string">
            <text:p>ENSG00000136810</text:p>
          </table:table-cell>
          <table:table-cell office:value-type="string" calcext:value-type="string">
            <text:p>NM_001244938</text:p>
          </table:table-cell>
          <table:table-cell office:value-type="string" calcext:value-type="string">
            <text:p>AAA74596</text:p>
          </table:table-cell>
          <table:table-cell office:value-type="string" calcext:value-type="string">
            <text:p>TRDX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122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XDNL</text:p>
          </table:table-cell>
          <table:table-cell office:value-type="string" calcext:value-type="string">
            <text:p>peroxidasin like</text:p>
          </table:table-cell>
          <table:table-cell table:style-name="ce4" office:value-type="float" office:value="-0.135315627339068" calcext:value-type="float">
            <text:p>-0,135315627339068</text:p>
          </table:table-cell>
          <table:table-cell table:style-name="ce4" office:value-type="float" office:value="0.910470622498282" calcext:value-type="float">
            <text:p>0,910470622498282</text:p>
          </table:table-cell>
          <table:table-cell office:value-type="float" office:value="2.03483074159202" calcext:value-type="float">
            <text:p>2,03483074159202</text:p>
          </table:table-cell>
          <table:table-cell office:value-type="float" office:value="-0.895795136445009" calcext:value-type="float">
            <text:p>-0,895795136445009</text:p>
          </table:table-cell>
          <table:table-cell office:value-type="float" office:value="0.386783896396145" calcext:value-type="float">
            <text:p>0,386783896396145</text:p>
          </table:table-cell>
          <table:table-cell office:value-type="float" office:value="0.828581874505793" calcext:value-type="float">
            <text:p>0,828581874505793</text:p>
          </table:table-cell>
          <table:table-cell office:value-type="float" office:value="-4.87129721789826" calcext:value-type="float">
            <text:p>-4,87129721789826</text:p>
          </table:table-cell>
          <table:table-cell office:value-type="float" office:value="137902" calcext:value-type="float">
            <text:p>137902</text:p>
          </table:table-cell>
          <table:table-cell office:value-type="string" calcext:value-type="string">
            <text:p>ENSG00000147485</text:p>
          </table:table-cell>
          <table:table-cell office:value-type="string" calcext:value-type="string">
            <text:p>NM_144651</text:p>
          </table:table-cell>
          <table:table-cell office:value-type="string" calcext:value-type="string">
            <text:p>A1KZ92</text:p>
          </table:table-cell>
          <table:table-cell office:value-type="string" calcext:value-type="string">
            <text:p>PMR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519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NOT6</text:p>
          </table:table-cell>
          <table:table-cell office:value-type="string" calcext:value-type="string">
            <text:p>CCR4-NOT transcription complex subunit 6</text:p>
          </table:table-cell>
          <table:table-cell table:style-name="ce4" office:value-type="float" office:value="-0.146895540907911" calcext:value-type="float">
            <text:p>-0,146895540907911</text:p>
          </table:table-cell>
          <table:table-cell table:style-name="ce4" office:value-type="float" office:value="0.903191903868485" calcext:value-type="float">
            <text:p>0,903191903868485</text:p>
          </table:table-cell>
          <table:table-cell office:value-type="float" office:value="1.75248576317589" calcext:value-type="float">
            <text:p>1,75248576317589</text:p>
          </table:table-cell>
          <table:table-cell office:value-type="float" office:value="-1.26044731512343" calcext:value-type="float">
            <text:p>-1,26044731512343</text:p>
          </table:table-cell>
          <table:table-cell office:value-type="float" office:value="0.229845801632507" calcext:value-type="float">
            <text:p>0,229845801632507</text:p>
          </table:table-cell>
          <table:table-cell office:value-type="float" office:value="0.75307931347775" calcext:value-type="float">
            <text:p>0,75307931347775</text:p>
          </table:table-cell>
          <table:table-cell office:value-type="float" office:value="-4.61915291824667" calcext:value-type="float">
            <text:p>-4,61915291824667</text:p>
          </table:table-cell>
          <table:table-cell office:value-type="float" office:value="57472" calcext:value-type="float">
            <text:p>57472</text:p>
          </table:table-cell>
          <table:table-cell office:value-type="string" calcext:value-type="string">
            <text:p>ENSG00000113300</text:p>
          </table:table-cell>
          <table:table-cell office:value-type="string" calcext:value-type="string">
            <text:p>NM_001303241</text:p>
          </table:table-cell>
          <table:table-cell office:value-type="string" calcext:value-type="string">
            <text:p>AAH27476</text:p>
          </table:table-cell>
          <table:table-cell office:value-type="string" calcext:value-type="string">
            <text:p>CCR4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175</text:p>
          </table:table-cell>
          <table:table-cell office:value-type="string" calcext:value-type="string">
            <text:p>GO:0000075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018" calcext:value-type="float">
            <text:p>30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TC4S</text:p>
          </table:table-cell>
          <table:table-cell office:value-type="string" calcext:value-type="string">
            <text:p>leukotriene C4 synthase</text:p>
          </table:table-cell>
          <table:table-cell table:style-name="ce4" office:value-type="float" office:value="-0.16267896567693" calcext:value-type="float">
            <text:p>-0,16267896567693</text:p>
          </table:table-cell>
          <table:table-cell table:style-name="ce4" office:value-type="float" office:value="0.893364625338016" calcext:value-type="float">
            <text:p>0,893364625338016</text:p>
          </table:table-cell>
          <table:table-cell office:value-type="float" office:value="8.35296272615811" calcext:value-type="float">
            <text:p>8,35296272615811</text:p>
          </table:table-cell>
          <table:table-cell office:value-type="float" office:value="-1.19791328459124" calcext:value-type="float">
            <text:p>-1,19791328459124</text:p>
          </table:table-cell>
          <table:table-cell office:value-type="float" office:value="0.252512197615801" calcext:value-type="float">
            <text:p>0,252512197615801</text:p>
          </table:table-cell>
          <table:table-cell office:value-type="float" office:value="0.76444920703806" calcext:value-type="float">
            <text:p>0,76444920703806</text:p>
          </table:table-cell>
          <table:table-cell office:value-type="float" office:value="-4.66697560379726" calcext:value-type="float">
            <text:p>-4,66697560379726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ENSG00000213316</text:p>
          </table:table-cell>
          <table:table-cell office:value-type="string" calcext:value-type="string">
            <text:p>NM_145867</text:p>
          </table:table-cell>
          <table:table-cell office:value-type="string" calcext:value-type="string">
            <text:p>AAA20467</text:p>
          </table:table-cell>
          <table:table-cell office:value-type="string" calcext:value-type="string">
            <text:p>LTC4S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167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M3B</text:p>
          </table:table-cell>
          <table:table-cell office:value-type="string" calcext:value-type="string">
            <text:p>lysine demethylase 3B</text:p>
          </table:table-cell>
          <table:table-cell table:style-name="ce4" office:value-type="float" office:value="-0.163107942024703" calcext:value-type="float">
            <text:p>-0,163107942024703</text:p>
          </table:table-cell>
          <table:table-cell table:style-name="ce4" office:value-type="float" office:value="0.893099028442532" calcext:value-type="float">
            <text:p>0,893099028442532</text:p>
          </table:table-cell>
          <table:table-cell office:value-type="float" office:value="6.76112065728798" calcext:value-type="float">
            <text:p>6,76112065728798</text:p>
          </table:table-cell>
          <table:table-cell office:value-type="float" office:value="-1.27851909871022" calcext:value-type="float">
            <text:p>-1,27851909871022</text:p>
          </table:table-cell>
          <table:table-cell office:value-type="float" office:value="0.223605472104453" calcext:value-type="float">
            <text:p>0,223605472104453</text:p>
          </table:table-cell>
          <table:table-cell office:value-type="float" office:value="0.749040070742982" calcext:value-type="float">
            <text:p>0,749040070742982</text:p>
          </table:table-cell>
          <table:table-cell office:value-type="float" office:value="-4.60501262468128" calcext:value-type="float">
            <text:p>-4,60501262468128</text:p>
          </table:table-cell>
          <table:table-cell office:value-type="float" office:value="51780" calcext:value-type="float">
            <text:p>51780</text:p>
          </table:table-cell>
          <table:table-cell office:value-type="string" calcext:value-type="string">
            <text:p>ENSG00000120733</text:p>
          </table:table-cell>
          <table:table-cell office:value-type="string" calcext:value-type="string">
            <text:p>NM_016604</text:p>
          </table:table-cell>
          <table:table-cell office:value-type="string" calcext:value-type="string">
            <text:p>AAF63765</text:p>
          </table:table-cell>
          <table:table-cell office:value-type="string" calcext:value-type="string">
            <text:p>5qNCA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118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M2</text:p>
          </table:table-cell>
          <table:table-cell office:value-type="string" calcext:value-type="string">
            <text:p>glutathione S-transferase mu 2</text:p>
          </table:table-cell>
          <table:table-cell table:style-name="ce4" office:value-type="float" office:value="-0.164590061389063" calcext:value-type="float">
            <text:p>-0,164590061389063</text:p>
          </table:table-cell>
          <table:table-cell table:style-name="ce4" office:value-type="float" office:value="0.892181994950392" calcext:value-type="float">
            <text:p>0,892181994950392</text:p>
          </table:table-cell>
          <table:table-cell office:value-type="float" office:value="10.5518255411971" calcext:value-type="float">
            <text:p>10,5518255411971</text:p>
          </table:table-cell>
          <table:table-cell office:value-type="float" office:value="-1.98813443712562" calcext:value-type="float">
            <text:p>-1,98813443712562</text:p>
          </table:table-cell>
          <table:table-cell office:value-type="float" office:value="0.0684590192775523" calcext:value-type="float">
            <text:p>0,0684590192775523</text:p>
          </table:table-cell>
          <table:table-cell office:value-type="float" office:value="0.648976894500319" calcext:value-type="float">
            <text:p>0,648976894500319</text:p>
          </table:table-cell>
          <table:table-cell office:value-type="float" office:value="-3.96134569822511" calcext:value-type="float">
            <text:p>-3,96134569822511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ENSG00000213366</text:p>
          </table:table-cell>
          <table:table-cell office:value-type="string" calcext:value-type="string">
            <text:p>NM_000848</text:p>
          </table:table-cell>
          <table:table-cell office:value-type="string" calcext:value-type="string">
            <text:p>AAA60963</text:p>
          </table:table-cell>
          <table:table-cell office:value-type="string" calcext:value-type="string">
            <text:p>GST4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167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5</text:p>
          </table:table-cell>
          <table:table-cell office:value-type="string" calcext:value-type="string">
            <text:p>glutathione peroxidase 5</text:p>
          </table:table-cell>
          <table:table-cell table:style-name="ce4" office:value-type="float" office:value="-0.166501046616358" calcext:value-type="float">
            <text:p>-0,166501046616358</text:p>
          </table:table-cell>
          <table:table-cell table:style-name="ce4" office:value-type="float" office:value="0.891000998356186" calcext:value-type="float">
            <text:p>0,891000998356186</text:p>
          </table:table-cell>
          <table:table-cell office:value-type="float" office:value="2.25246990075537" calcext:value-type="float">
            <text:p>2,25246990075537</text:p>
          </table:table-cell>
          <table:table-cell office:value-type="float" office:value="-1.17826257065281" calcext:value-type="float">
            <text:p>-1,17826257065281</text:p>
          </table:table-cell>
          <table:table-cell office:value-type="float" office:value="0.259984925776512" calcext:value-type="float">
            <text:p>0,259984925776512</text:p>
          </table:table-cell>
          <table:table-cell office:value-type="float" office:value="0.768265644208173" calcext:value-type="float">
            <text:p>0,768265644208173</text:p>
          </table:table-cell>
          <table:table-cell office:value-type="float" office:value="-4.68163882489328" calcext:value-type="float">
            <text:p>-4,68163882489328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ENSG00000224586</text:p>
          </table:table-cell>
          <table:table-cell office:value-type="string" calcext:value-type="string">
            <text:p>NM_001509</text:p>
          </table:table-cell>
          <table:table-cell office:value-type="string" calcext:value-type="string">
            <text:p>AAI28160</text:p>
          </table:table-cell>
          <table:table-cell office:value-type="string" calcext:value-type="string">
            <text:p>EGLP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1</text:p>
          </table:table-cell>
          <table:table-cell office:value-type="string" calcext:value-type="string">
            <text:p>GO:0003674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P53INP1</text:p>
          </table:table-cell>
          <table:table-cell office:value-type="string" calcext:value-type="string">
            <text:p>tumor protein p53 inducible nuclear protein 1</text:p>
          </table:table-cell>
          <table:table-cell table:style-name="ce4" office:value-type="float" office:value="-0.16778582184662" calcext:value-type="float">
            <text:p>-0,16778582184662</text:p>
          </table:table-cell>
          <table:table-cell table:style-name="ce4" office:value-type="float" office:value="0.890207881019519" calcext:value-type="float">
            <text:p>0,890207881019519</text:p>
          </table:table-cell>
          <table:table-cell office:value-type="float" office:value="2.37552416914724" calcext:value-type="float">
            <text:p>2,37552416914724</text:p>
          </table:table-cell>
          <table:table-cell office:value-type="float" office:value="-0.885490071099751" calcext:value-type="float">
            <text:p>-0,885490071099751</text:p>
          </table:table-cell>
          <table:table-cell office:value-type="float" office:value="0.392110505449917" calcext:value-type="float">
            <text:p>0,392110505449917</text:p>
          </table:table-cell>
          <table:table-cell office:value-type="float" office:value="0.830729138326478" calcext:value-type="float">
            <text:p>0,830729138326478</text:p>
          </table:table-cell>
          <table:table-cell office:value-type="float" office:value="-4.8774155946383" calcext:value-type="float">
            <text:p>-4,8774155946383</text:p>
          </table:table-cell>
          <table:table-cell office:value-type="float" office:value="94241" calcext:value-type="float">
            <text:p>94241</text:p>
          </table:table-cell>
          <table:table-cell office:value-type="string" calcext:value-type="string">
            <text:p>ENSG00000164938</text:p>
          </table:table-cell>
          <table:table-cell office:value-type="string" calcext:value-type="string">
            <text:p>NM_001135733</text:p>
          </table:table-cell>
          <table:table-cell office:value-type="string" calcext:value-type="string">
            <text:p>AAH74813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0045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TA1</text:p>
          </table:table-cell>
          <table:table-cell office:value-type="string" calcext:value-type="string">
            <text:p>glutathione S-transferase alpha 1</text:p>
          </table:table-cell>
          <table:table-cell table:style-name="ce4" office:value-type="float" office:value="-0.173805125477733" calcext:value-type="float">
            <text:p>-0,173805125477733</text:p>
          </table:table-cell>
          <table:table-cell table:style-name="ce4" office:value-type="float" office:value="0.886501436819192" calcext:value-type="float">
            <text:p>0,886501436819192</text:p>
          </table:table-cell>
          <table:table-cell office:value-type="float" office:value="2.30457870930846" calcext:value-type="float">
            <text:p>2,30457870930846</text:p>
          </table:table-cell>
          <table:table-cell office:value-type="float" office:value="-1.10200233687406" calcext:value-type="float">
            <text:p>-1,10200233687406</text:p>
          </table:table-cell>
          <table:table-cell office:value-type="float" office:value="0.290610305151468" calcext:value-type="float">
            <text:p>0,290610305151468</text:p>
          </table:table-cell>
          <table:table-cell office:value-type="float" office:value="0.783012125967953" calcext:value-type="float">
            <text:p>0,783012125967953</text:p>
          </table:table-cell>
          <table:table-cell office:value-type="float" office:value="-4.73682244666744" calcext:value-type="float">
            <text:p>-4,73682244666744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ENSG00000243955</text:p>
          </table:table-cell>
          <table:table-cell office:value-type="string" calcext:value-type="string">
            <text:p>NM_001319059</text:p>
          </table:table-cell>
          <table:table-cell office:value-type="string" calcext:value-type="string">
            <text:p>AAA35938</text:p>
          </table:table-cell>
          <table:table-cell office:value-type="string" calcext:value-type="string">
            <text:p>GST-epsilon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364</text:p>
          </table:table-cell>
          <table:table-cell office:value-type="string" calcext:value-type="string">
            <text:p>GO:000167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RX</text:p>
          </table:table-cell>
          <table:table-cell office:value-type="string" calcext:value-type="string">
            <text:p>glutaredoxin</text:p>
          </table:table-cell>
          <table:table-cell table:style-name="ce4" office:value-type="float" office:value="-0.195133812595497" calcext:value-type="float">
            <text:p>-0,195133812595497</text:p>
          </table:table-cell>
          <table:table-cell table:style-name="ce4" office:value-type="float" office:value="0.873491874195334" calcext:value-type="float">
            <text:p>0,873491874195334</text:p>
          </table:table-cell>
          <table:table-cell office:value-type="float" office:value="3.26965825827099" calcext:value-type="float">
            <text:p>3,26965825827099</text:p>
          </table:table-cell>
          <table:table-cell office:value-type="float" office:value="-1.22879752958432" calcext:value-type="float">
            <text:p>-1,22879752958432</text:p>
          </table:table-cell>
          <table:table-cell office:value-type="float" office:value="0.241107742746256" calcext:value-type="float">
            <text:p>0,241107742746256</text:p>
          </table:table-cell>
          <table:table-cell office:value-type="float" office:value="0.758766416424633" calcext:value-type="float">
            <text:p>0,758766416424633</text:p>
          </table:table-cell>
          <table:table-cell office:value-type="float" office:value="-4.64357465270937" calcext:value-type="float">
            <text:p>-4,64357465270937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ENSG00000173221</text:p>
          </table:table-cell>
          <table:table-cell office:value-type="string" calcext:value-type="string">
            <text:p>NM_001118890</text:p>
          </table:table-cell>
          <table:table-cell office:value-type="string" calcext:value-type="string">
            <text:p>AA485178</text:p>
          </table:table-cell>
          <table:table-cell office:value-type="string" calcext:value-type="string">
            <text:p>GRX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5515</text:p>
          </table:table-cell>
          <table:table-cell office:value-type="string" calcext:value-type="string">
            <text:p>GO:0002028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NRD3</text:p>
          </table:table-cell>
          <table:table-cell office:value-type="string" calcext:value-type="string">
            <text:p>thioredoxin reductase 3</text:p>
          </table:table-cell>
          <table:table-cell table:style-name="ce4" office:value-type="float" office:value="-0.259052418395939" calcext:value-type="float">
            <text:p>-0,259052418395939</text:p>
          </table:table-cell>
          <table:table-cell table:style-name="ce4" office:value-type="float" office:value="0.835636596631482" calcext:value-type="float">
            <text:p>0,835636596631482</text:p>
          </table:table-cell>
          <table:table-cell office:value-type="float" office:value="4.51573244809892" calcext:value-type="float">
            <text:p>4,51573244809892</text:p>
          </table:table-cell>
          <table:table-cell office:value-type="float" office:value="-1.45852091434973" calcext:value-type="float">
            <text:p>-1,45852091434973</text:p>
          </table:table-cell>
          <table:table-cell office:value-type="float" office:value="0.168628326657543" calcext:value-type="float">
            <text:p>0,168628326657543</text:p>
          </table:table-cell>
          <table:table-cell office:value-type="float" office:value="0.717755465582192" calcext:value-type="float">
            <text:p>0,717755465582192</text:p>
          </table:table-cell>
          <table:table-cell office:value-type="float" office:value="-4.45690991140806" calcext:value-type="float">
            <text:p>-4,45690991140806</text:p>
          </table:table-cell>
          <table:table-cell office:value-type="float" office:value="114112" calcext:value-type="float">
            <text:p>114112</text:p>
          </table:table-cell>
          <table:table-cell office:value-type="string" calcext:value-type="string">
            <text:p>ENSG00000197763</text:p>
          </table:table-cell>
          <table:table-cell office:value-type="string" calcext:value-type="string">
            <text:p>NM_001039783</text:p>
          </table:table-cell>
          <table:table-cell office:value-type="string" calcext:value-type="string">
            <text:p>AAD39929</text:p>
          </table:table-cell>
          <table:table-cell office:value-type="string" calcext:value-type="string">
            <text:p>TGR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791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NOT</text:p>
          </table:table-cell>
          <table:table-cell office:value-type="string" calcext:value-type="string">
            <text:p>selenoprotein T</text:p>
          </table:table-cell>
          <table:table-cell table:style-name="ce4" office:value-type="float" office:value="-0.282161825713651" calcext:value-type="float">
            <text:p>-0,282161825713651</text:p>
          </table:table-cell>
          <table:table-cell table:style-name="ce4" office:value-type="float" office:value="0.822357820453941" calcext:value-type="float">
            <text:p>0,822357820453941</text:p>
          </table:table-cell>
          <table:table-cell office:value-type="float" office:value="8.75279517942591" calcext:value-type="float">
            <text:p>8,75279517942591</text:p>
          </table:table-cell>
          <table:table-cell office:value-type="float" office:value="-1.57241074585287" calcext:value-type="float">
            <text:p>-1,57241074585287</text:p>
          </table:table-cell>
          <table:table-cell office:value-type="float" office:value="0.140067720880453" calcext:value-type="float">
            <text:p>0,140067720880453</text:p>
          </table:table-cell>
          <table:table-cell office:value-type="float" office:value="0.698688870466575" calcext:value-type="float">
            <text:p>0,698688870466575</text:p>
          </table:table-cell>
          <table:table-cell office:value-type="float" office:value="-4.35703217331198" calcext:value-type="float">
            <text:p>-4,35703217331198</text:p>
          </table:table-cell>
          <table:table-cell office:value-type="float" office:value="51714" calcext:value-type="float">
            <text:p>51714</text:p>
          </table:table-cell>
          <table:table-cell office:value-type="string" calcext:value-type="string">
            <text:p>ENSG00000198843</text:p>
          </table:table-cell>
          <table:table-cell office:value-type="string" calcext:value-type="string">
            <text:p>NM_016275</text:p>
          </table:table-cell>
          <table:table-cell office:value-type="string" calcext:value-type="string">
            <text:p>AAD20063</text:p>
          </table:table-cell>
          <table:table-cell office:value-type="string" calcext:value-type="string">
            <text:p>SELT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14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PO</text:p>
          </table:table-cell>
          <table:table-cell office:value-type="string" calcext:value-type="string">
            <text:p>thyroid peroxidase</text:p>
          </table:table-cell>
          <table:table-cell table:style-name="ce4" office:value-type="float" office:value="-0.289684194281394" calcext:value-type="float">
            <text:p>-0,289684194281394</text:p>
          </table:table-cell>
          <table:table-cell table:style-name="ce4" office:value-type="float" office:value="0.818081116787556" calcext:value-type="float">
            <text:p>0,818081116787556</text:p>
          </table:table-cell>
          <table:table-cell office:value-type="float" office:value="6.83186310335745" calcext:value-type="float">
            <text:p>6,83186310335745</text:p>
          </table:table-cell>
          <table:table-cell office:value-type="float" office:value="-1.97303386582078" calcext:value-type="float">
            <text:p>-1,97303386582078</text:p>
          </table:table-cell>
          <table:table-cell office:value-type="float" office:value="0.0703261593573614" calcext:value-type="float">
            <text:p>0,0703261593573614</text:p>
          </table:table-cell>
          <table:table-cell office:value-type="float" office:value="0.650521247317731" calcext:value-type="float">
            <text:p>0,650521247317731</text:p>
          </table:table-cell>
          <table:table-cell office:value-type="float" office:value="-3.9763910954711" calcext:value-type="float">
            <text:p>-3,9763910954711</text:p>
          </table:table-cell>
          <table:table-cell office:value-type="float" office:value="7173" calcext:value-type="float">
            <text:p>7173</text:p>
          </table:table-cell>
          <table:table-cell office:value-type="string" calcext:value-type="string">
            <text:p>ENSG00000115705</text:p>
          </table:table-cell>
          <table:table-cell office:value-type="string" calcext:value-type="string">
            <text:p>NM_000547</text:p>
          </table:table-cell>
          <table:table-cell office:value-type="string" calcext:value-type="string">
            <text:p>AAA61215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447</text:p>
          </table:table-cell>
          <table:table-cell office:value-type="string" calcext:value-type="string">
            <text:p>GO:0002376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SDE1</text:p>
          </table:table-cell>
          <table:table-cell office:value-type="string" calcext:value-type="string">
            <text:p>cold shock domain containing E1</text:p>
          </table:table-cell>
          <table:table-cell table:style-name="ce4" office:value-type="float" office:value="-0.296726738734446" calcext:value-type="float">
            <text:p>-0,296726738734446</text:p>
          </table:table-cell>
          <table:table-cell table:style-name="ce4" office:value-type="float" office:value="0.814097368875121" calcext:value-type="float">
            <text:p>0,814097368875121</text:p>
          </table:table-cell>
          <table:table-cell office:value-type="float" office:value="2.01677318266728" calcext:value-type="float">
            <text:p>2,01677318266728</text:p>
          </table:table-cell>
          <table:table-cell office:value-type="float" office:value="-2.11737614316615" calcext:value-type="float">
            <text:p>-2,11737614316615</text:p>
          </table:table-cell>
          <table:table-cell table:style-name="ce3" office:value-type="float" office:value="0.0542515520298584" calcext:value-type="float">
            <text:p>0,0542515520298584</text:p>
          </table:table-cell>
          <table:table-cell office:value-type="float" office:value="0.639069751652161" calcext:value-type="float">
            <text:p>0,639069751652161</text:p>
          </table:table-cell>
          <table:table-cell office:value-type="float" office:value="-3.83106524312907" calcext:value-type="float">
            <text:p>-3,83106524312907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ENSG00000009307</text:p>
          </table:table-cell>
          <table:table-cell office:value-type="string" calcext:value-type="string">
            <text:p>NM_001007553</text:p>
          </table:table-cell>
          <table:table-cell office:value-type="string" calcext:value-type="string">
            <text:p>AAC28634</text:p>
          </table:table-cell>
          <table:table-cell office:value-type="string" calcext:value-type="string">
            <text:p>D1S155E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932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X1</text:p>
          </table:table-cell>
          <table:table-cell office:value-type="string" calcext:value-type="string">
            <text:p>glutathione peroxidase 1</text:p>
          </table:table-cell>
          <table:table-cell table:style-name="ce4" office:value-type="float" office:value="-0.311123152145004" calcext:value-type="float">
            <text:p>-0,311123152145004</text:p>
          </table:table-cell>
          <table:table-cell table:style-name="ce4" office:value-type="float" office:value="0.806014025134001" calcext:value-type="float">
            <text:p>0,806014025134001</text:p>
          </table:table-cell>
          <table:table-cell office:value-type="float" office:value="4.24863027888637" calcext:value-type="float">
            <text:p>4,24863027888637</text:p>
          </table:table-cell>
          <table:table-cell office:value-type="float" office:value="-1.52657559622567" calcext:value-type="float">
            <text:p>-1,52657559622567</text:p>
          </table:table-cell>
          <table:table-cell office:value-type="float" office:value="0.151022137492498" calcext:value-type="float">
            <text:p>0,151022137492498</text:p>
          </table:table-cell>
          <table:table-cell office:value-type="float" office:value="0.706279982609271" calcext:value-type="float">
            <text:p>0,706279982609271</text:p>
          </table:table-cell>
          <table:table-cell office:value-type="float" office:value="-4.39775550218561" calcext:value-type="float">
            <text:p>-4,39775550218561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ENSG00000233276</text:p>
          </table:table-cell>
          <table:table-cell office:value-type="string" calcext:value-type="string">
            <text:p>NM_000581</text:p>
          </table:table-cell>
          <table:table-cell office:value-type="string" calcext:value-type="string">
            <text:p>AAA67540</text:p>
          </table:table-cell>
          <table:table-cell office:value-type="string" calcext:value-type="string">
            <text:p>GPXD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659</text:p>
          </table:table-cell>
          <table:table-cell office:value-type="string" calcext:value-type="string">
            <text:p>GO:00003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XDN</text:p>
          </table:table-cell>
          <table:table-cell office:value-type="string" calcext:value-type="string">
            <text:p>peroxidasin</text:p>
          </table:table-cell>
          <table:table-cell table:style-name="ce4" office:value-type="float" office:value="-0.322891944521648" calcext:value-type="float">
            <text:p>-0,322891944521648</text:p>
          </table:table-cell>
          <table:table-cell table:style-name="ce4" office:value-type="float" office:value="0.799465706772572" calcext:value-type="float">
            <text:p>0,799465706772572</text:p>
          </table:table-cell>
          <table:table-cell office:value-type="float" office:value="7.50946504399771" calcext:value-type="float">
            <text:p>7,50946504399771</text:p>
          </table:table-cell>
          <table:table-cell office:value-type="float" office:value="-1.79796689999004" calcext:value-type="float">
            <text:p>-1,79796689999004</text:p>
          </table:table-cell>
          <table:table-cell office:value-type="float" office:value="0.0956306090179471" calcext:value-type="float">
            <text:p>0,0956306090179471</text:p>
          </table:table-cell>
          <table:table-cell office:value-type="float" office:value="0.666047265107134" calcext:value-type="float">
            <text:p>0,666047265107134</text:p>
          </table:table-cell>
          <table:table-cell office:value-type="float" office:value="-4.14754545331317" calcext:value-type="float">
            <text:p>-4,14754545331317</text:p>
          </table:table-cell>
          <table:table-cell office:value-type="float" office:value="7837" calcext:value-type="float">
            <text:p>7837</text:p>
          </table:table-cell>
          <table:table-cell office:value-type="string" calcext:value-type="string">
            <text:p>ENSG00000130508</text:p>
          </table:table-cell>
          <table:table-cell office:value-type="string" calcext:value-type="string">
            <text:p>NM_012293</text:p>
          </table:table-cell>
          <table:table-cell office:value-type="string" calcext:value-type="string">
            <text:p>AAF06354</text:p>
          </table:table-cell>
          <table:table-cell office:value-type="string" calcext:value-type="string">
            <text:p>ASGD7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960</text:p>
          </table:table-cell>
          <table:table-cell office:value-type="string" calcext:value-type="string">
            <text:p>GO:0001959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DX6</text:p>
          </table:table-cell>
          <table:table-cell office:value-type="string" calcext:value-type="string">
            <text:p>peroxiredoxin 6</text:p>
          </table:table-cell>
          <table:table-cell table:style-name="ce4" office:value-type="float" office:value="-0.42862027266906" calcext:value-type="float">
            <text:p>-0,42862027266906</text:p>
          </table:table-cell>
          <table:table-cell table:style-name="ce4" office:value-type="float" office:value="0.742971989972589" calcext:value-type="float">
            <text:p>0,742971989972589</text:p>
          </table:table-cell>
          <table:table-cell office:value-type="float" office:value="1.96531352018187" calcext:value-type="float">
            <text:p>1,96531352018187</text:p>
          </table:table-cell>
          <table:table-cell office:value-type="float" office:value="-2.39177571528196" calcext:value-type="float">
            <text:p>-2,39177571528196</text:p>
          </table:table-cell>
          <table:table-cell table:style-name="ce3" office:value-type="float" office:value="0.0327279641876477" calcext:value-type="float">
            <text:p>0,0327279641876477</text:p>
          </table:table-cell>
          <table:table-cell office:value-type="float" office:value="0.634647665769047" calcext:value-type="float">
            <text:p>0,634647665769047</text:p>
          </table:table-cell>
          <table:table-cell office:value-type="float" office:value="-3.54783080859401" calcext:value-type="float">
            <text:p>-3,54783080859401</text:p>
          </table:table-cell>
          <table:table-cell office:value-type="float" office:value="9588" calcext:value-type="float">
            <text:p>9588</text:p>
          </table:table-cell>
          <table:table-cell office:value-type="string" calcext:value-type="string">
            <text:p>ENSG00000117592</text:p>
          </table:table-cell>
          <table:table-cell office:value-type="string" calcext:value-type="string">
            <text:p>NM_004905</text:p>
          </table:table-cell>
          <table:table-cell office:value-type="string" calcext:value-type="string">
            <text:p>AAH35857</text:p>
          </table:table-cell>
          <table:table-cell office:value-type="string" calcext:value-type="string">
            <text:p>1-Cys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02</text:p>
          </table:table-cell>
          <table:table-cell office:value-type="string" calcext:value-type="string">
            <text:p>GO:000032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XL2B</text:p>
          </table:table-cell>
          <table:table-cell office:value-type="string" calcext:value-type="string">
            <text:p>peroxiredoxin like 2B</text:p>
          </table:table-cell>
          <table:table-cell table:style-name="ce4" office:value-type="float" office:value="-0.468627910836965" calcext:value-type="float">
            <text:p>-0,468627910836965</text:p>
          </table:table-cell>
          <table:table-cell table:style-name="ce4" office:value-type="float" office:value="0.722651555837458" calcext:value-type="float">
            <text:p>0,722651555837458</text:p>
          </table:table-cell>
          <table:table-cell office:value-type="float" office:value="8.71552765407803" calcext:value-type="float">
            <text:p>8,71552765407803</text:p>
          </table:table-cell>
          <table:table-cell office:value-type="float" office:value="-2.81467689915202" calcext:value-type="float">
            <text:p>-2,81467689915202</text:p>
          </table:table-cell>
          <table:table-cell table:style-name="ce3" office:value-type="float" office:value="0.0147133962399925" calcext:value-type="float">
            <text:p>0,0147133962399925</text:p>
          </table:table-cell>
          <table:table-cell office:value-type="float" office:value="0.634647665769047" calcext:value-type="float">
            <text:p>0,634647665769047</text:p>
          </table:table-cell>
          <table:table-cell office:value-type="float" office:value="-3.10454540148743" calcext:value-type="float">
            <text:p>-3,10454540148743</text:p>
          </table:table-cell>
          <table:table-cell office:value-type="float" office:value="127281" calcext:value-type="float">
            <text:p>127281</text:p>
          </table:table-cell>
          <table:table-cell office:value-type="string" calcext:value-type="string">
            <text:p>ENSG00000157870</text:p>
          </table:table-cell>
          <table:table-cell office:value-type="string" calcext:value-type="string">
            <text:p>NM_001195736</text:p>
          </table:table-cell>
          <table:table-cell office:value-type="string" calcext:value-type="string">
            <text:p>AAH22547</text:p>
          </table:table-cell>
          <table:table-cell office:value-type="string" calcext:value-type="string">
            <text:p>C1orf93</text:p>
          </table:table-cell>
          <table:table-cell office:value-type="string" calcext:value-type="string">
            <text:p>protein-coding</text:p>
          </table:table-cell>
          <table:table-cell table:number-columns-repeated="2" office:value-type="string" calcext:value-type="string">
            <text:p>GO:0001516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RK7</text:p>
          </table:table-cell>
          <table:table-cell office:value-type="string" calcext:value-type="string">
            <text:p>Parkinsonism associated deglycase</text:p>
          </table:table-cell>
          <table:table-cell table:style-name="ce4" office:value-type="float" office:value="-0.480920761045406" calcext:value-type="float">
            <text:p>-0,480920761045406</text:p>
          </table:table-cell>
          <table:table-cell table:style-name="ce4" office:value-type="float" office:value="0.716520178444936" calcext:value-type="float">
            <text:p>0,716520178444936</text:p>
          </table:table-cell>
          <table:table-cell office:value-type="float" office:value="2.16809936667126" calcext:value-type="float">
            <text:p>2,16809936667126</text:p>
          </table:table-cell>
          <table:table-cell office:value-type="float" office:value="-2.79107096646996" calcext:value-type="float">
            <text:p>-2,79107096646996</text:p>
          </table:table-cell>
          <table:table-cell table:style-name="ce3" office:value-type="float" office:value="0.0153912652624559" calcext:value-type="float">
            <text:p>0,0153912652624559</text:p>
          </table:table-cell>
          <table:table-cell office:value-type="float" office:value="0.634647665769047" calcext:value-type="float">
            <text:p>0,634647665769047</text:p>
          </table:table-cell>
          <table:table-cell office:value-type="float" office:value="-3.12925853902196" calcext:value-type="float">
            <text:p>-3,12925853902196</text:p>
          </table:table-cell>
          <table:table-cell office:value-type="float" office:value="11315" calcext:value-type="float">
            <text:p>11315</text:p>
          </table:table-cell>
          <table:table-cell office:value-type="string" calcext:value-type="string">
            <text:p>ENSG00000116288</text:p>
          </table:table-cell>
          <table:table-cell office:value-type="string" calcext:value-type="string">
            <text:p>NM_001123377</text:p>
          </table:table-cell>
          <table:table-cell office:value-type="string" calcext:value-type="string">
            <text:p>AAC12806</text:p>
          </table:table-cell>
          <table:table-cell office:value-type="string" calcext:value-type="string">
            <text:p>DJ-1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0785</text:p>
          </table:table-cell>
          <table:table-cell office:value-type="string" calcext:value-type="string">
            <text:p>GO:0000003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5012" calcext:value-type="float">
            <text:p>50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BIAD1</text:p>
          </table:table-cell>
          <table:table-cell office:value-type="string" calcext:value-type="string">
            <text:p>UbiA prenyltransferase domain containing 1</text:p>
          </table:table-cell>
          <table:table-cell table:style-name="ce4" office:value-type="float" office:value="-0.541746953377018" calcext:value-type="float">
            <text:p>-0,541746953377018</text:p>
          </table:table-cell>
          <table:table-cell table:style-name="ce4" office:value-type="float" office:value="0.686938594184321" calcext:value-type="float">
            <text:p>0,686938594184321</text:p>
          </table:table-cell>
          <table:table-cell office:value-type="float" office:value="3.34606302843632" calcext:value-type="float">
            <text:p>3,34606302843632</text:p>
          </table:table-cell>
          <table:table-cell office:value-type="float" office:value="-2.77343546065569" calcext:value-type="float">
            <text:p>-2,77343546065569</text:p>
          </table:table-cell>
          <table:table-cell table:style-name="ce3" office:value-type="float" office:value="0.0159176320925797" calcext:value-type="float">
            <text:p>0,0159176320925797</text:p>
          </table:table-cell>
          <table:table-cell office:value-type="float" office:value="0.634647665769047" calcext:value-type="float">
            <text:p>0,634647665769047</text:p>
          </table:table-cell>
          <table:table-cell office:value-type="float" office:value="-3.14773306157663" calcext:value-type="float">
            <text:p>-3,14773306157663</text:p>
          </table:table-cell>
          <table:table-cell office:value-type="float" office:value="29914" calcext:value-type="float">
            <text:p>29914</text:p>
          </table:table-cell>
          <table:table-cell office:value-type="string" calcext:value-type="string">
            <text:p>ENSG00000120942</text:p>
          </table:table-cell>
          <table:table-cell office:value-type="string" calcext:value-type="string">
            <text:p>NM_001330349</text:p>
          </table:table-cell>
          <table:table-cell office:value-type="string" calcext:value-type="string">
            <text:p>AA505091</text:p>
          </table:table-cell>
          <table:table-cell office:value-type="string" calcext:value-type="string">
            <text:p>SCCD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4659</text:p>
          </table:table-cell>
          <table:table-cell office:value-type="string" calcext:value-type="string">
            <text:p>GO:0000139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SN2</text:p>
          </table:table-cell>
          <table:table-cell office:value-type="string" calcext:value-type="string">
            <text:p>sestrin 2</text:p>
          </table:table-cell>
          <table:table-cell table:style-name="ce4" office:value-type="float" office:value="-0.888131968978282" calcext:value-type="float">
            <text:p>-0,888131968978282</text:p>
          </table:table-cell>
          <table:table-cell table:style-name="ce4" office:value-type="float" office:value="0.54031327418304" calcext:value-type="float">
            <text:p>0,54031327418304</text:p>
          </table:table-cell>
          <table:table-cell office:value-type="float" office:value="4.7014476764727" calcext:value-type="float">
            <text:p>4,7014476764727</text:p>
          </table:table-cell>
          <table:table-cell office:value-type="float" office:value="-2.68433998651059" calcext:value-type="float">
            <text:p>-2,68433998651059</text:p>
          </table:table-cell>
          <table:table-cell table:style-name="ce3" office:value-type="float" office:value="0.0188587863650597" calcext:value-type="float">
            <text:p>0,0188587863650597</text:p>
          </table:table-cell>
          <table:table-cell office:value-type="float" office:value="0.634647665769047" calcext:value-type="float">
            <text:p>0,634647665769047</text:p>
          </table:table-cell>
          <table:table-cell office:value-type="float" office:value="-3.24118241744079" calcext:value-type="float">
            <text:p>-3,24118241744079</text:p>
          </table:table-cell>
          <table:table-cell office:value-type="float" office:value="83667" calcext:value-type="float">
            <text:p>83667</text:p>
          </table:table-cell>
          <table:table-cell office:value-type="string" calcext:value-type="string">
            <text:p>ENSG00000130766</text:p>
          </table:table-cell>
          <table:table-cell office:value-type="string" calcext:value-type="string">
            <text:p>NM_031459</text:p>
          </table:table-cell>
          <table:table-cell office:value-type="string" calcext:value-type="string">
            <text:p>AAH13304</text:p>
          </table:table-cell>
          <table:table-cell office:value-type="string" calcext:value-type="string">
            <text:p>HI95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1932</text:p>
          </table:table-cell>
          <table:table-cell office:value-type="string" calcext:value-type="string">
            <text:p>GO:0000002</text:p>
          </table:table-cell>
          <table:table-cell table:number-columns-repeated="2" office:value-type="string" calcext:value-type="string">
            <text:p>BP</text:p>
          </table:table-cell>
          <table:table-cell office:value-type="float" office:value="4115" calcext:value-type="float">
            <text:p>4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ZT2</text:p>
          </table:table-cell>
          <table:table-cell office:value-type="string" calcext:value-type="string">
            <text:p>SZT2 subunit of KICSTOR complex</text:p>
          </table:table-cell>
          <table:table-cell table:style-name="ce4" office:value-type="float" office:value="-0.913792071976665" calcext:value-type="float">
            <text:p>-0,913792071976665</text:p>
          </table:table-cell>
          <table:table-cell table:style-name="ce4" office:value-type="float" office:value="0.530788098650175" calcext:value-type="float">
            <text:p>0,530788098650175</text:p>
          </table:table-cell>
          <table:table-cell office:value-type="float" office:value="4.09580128452745" calcext:value-type="float">
            <text:p>4,09580128452745</text:p>
          </table:table-cell>
          <table:table-cell office:value-type="float" office:value="-2.62152886432604" calcext:value-type="float">
            <text:p>-2,62152886432604</text:p>
          </table:table-cell>
          <table:table-cell table:style-name="ce3" office:value-type="float" office:value="0.0212449458304562" calcext:value-type="float">
            <text:p>0,0212449458304562</text:p>
          </table:table-cell>
          <table:table-cell office:value-type="float" office:value="0.634647665769047" calcext:value-type="float">
            <text:p>0,634647665769047</text:p>
          </table:table-cell>
          <table:table-cell office:value-type="float" office:value="-3.30712437909393" calcext:value-type="float">
            <text:p>-3,30712437909393</text:p>
          </table:table-cell>
          <table:table-cell office:value-type="float" office:value="23334" calcext:value-type="float">
            <text:p>23334</text:p>
          </table:table-cell>
          <table:table-cell office:value-type="string" calcext:value-type="string">
            <text:p>ENSG00000198198</text:p>
          </table:table-cell>
          <table:table-cell office:value-type="string" calcext:value-type="string">
            <text:p>NM_001012960</text:p>
          </table:table-cell>
          <table:table-cell office:value-type="string" calcext:value-type="string">
            <text:p>AAH17576</text:p>
          </table:table-cell>
          <table:table-cell office:value-type="string" calcext:value-type="string">
            <text:p>C1orf84</text:p>
          </table:table-cell>
          <table:table-cell office:value-type="string" calcext:value-type="string">
            <text:p>protein-coding</text:p>
          </table:table-cell>
          <table:table-cell office:value-type="string" calcext:value-type="string">
            <text:p>GO:0003674</text:p>
          </table:table-cell>
          <table:table-cell office:value-type="string" calcext:value-type="string">
            <text:p>GO:0000323</text:p>
          </table:table-cell>
          <table:table-cell table:number-columns-repeated="2" office:value-type="string" calcext:value-type="string">
            <text:p>BP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2" table:number-rows-repeated="1048473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  <table:database-ranges>
        <table:database-range table:name="__Anonymous_Sheet_DB__0" table:target-range-address="tabla_genes_antioxidante.B6:tabla_genes_antioxidante.V102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2:16:47.6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1T12:16:58.693000000</dc:date>
    <meta:editing-duration>PT6M54S</meta:editing-duration>
    <meta:editing-cycles>4</meta:editing-cycles>
    <meta:generator>LibreOffice/7.2.2.2$Windows_X86_64 LibreOffice_project/02b2acce88a210515b4a5bb2e46cbfb63fe97d56</meta:generator>
    <meta:document-statistic meta:table-count="1" meta:cell-count="1943" meta:object-count="0"/>
  </office:meta>
</office:document-meta>
</file>